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5.0285in" fo:margin-left="1.109in" table:align="left"/>
    </style:style>
    <style:style style:name="Table2.A" style:family="table-column">
      <style:table-column-properties style:column-width="2.0833in"/>
    </style:style>
    <style:style style:name="Table2.B" style:family="table-column">
      <style:table-column-properties style:column-width="2.9451in"/>
    </style:style>
    <style:style style:name="Table2.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b2b2b2"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in" fo:margin-left="1.1146in" table:align="left"/>
    </style:style>
    <style:style style:name="Table4.A" style:family="table-column">
      <style:table-column-properties style:column-width="2.5174in"/>
    </style:style>
    <style:style style:name="Table4.B" style:family="table-column">
      <style:table-column-properties style:column-width="2.4826in"/>
    </style:style>
    <style:style style:name="Table4.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b2b2b2"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0056in" fo:margin-left="1.1201in" table:align="left"/>
    </style:style>
    <style:style style:name="Table5.A" style:family="table-column">
      <style:table-column-properties style:column-width="2.5118in"/>
    </style:style>
    <style:style style:name="Table5.B" style:family="table-column">
      <style:table-column-properties style:column-width="2.4938in"/>
    </style:style>
    <style:style style:name="Table5.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b2b2b2"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0111in" fo:margin-left="1.1493in" table:align="left"/>
    </style:style>
    <style:style style:name="Table6.A" style:family="table-column">
      <style:table-column-properties style:column-width="2.4826in"/>
    </style:style>
    <style:style style:name="Table6.B" style:family="table-column">
      <style:table-column-properties style:column-width="2.5285in"/>
    </style:style>
    <style:style style:name="Table6.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b2b2b2"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0118in" fo:margin-left="1.1549in" table:align="left"/>
    </style:style>
    <style:style style:name="Table7.A" style:family="table-column">
      <style:table-column-properties style:column-width="2.4771in"/>
    </style:style>
    <style:style style:name="Table7.B" style:family="table-column">
      <style:table-column-properties style:column-width="2.5347in"/>
    </style:style>
    <style:style style:name="Table7.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b2b2b2"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7.2701in" table:align="margins"/>
    </style:style>
    <style:style style:name="Table1.A" style:family="table-column">
      <style:table-column-properties style:column-width="1.0875in" style:rel-column-width="9805*"/>
    </style:style>
    <style:style style:name="Table1.B" style:family="table-column">
      <style:table-column-properties style:column-width="1.3576in" style:rel-column-width="12239*"/>
    </style:style>
    <style:style style:name="Table1.C" style:family="table-column">
      <style:table-column-properties style:column-width="2.4444in" style:rel-column-width="22037*"/>
    </style:style>
    <style:style style:name="Table1.D" style:family="table-column">
      <style:table-column-properties style:column-width="2.3799in" style:rel-column-width="21454*"/>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1236in" fo:margin-left="-0.0007in" table:align="left"/>
    </style:style>
    <style:style style:name="Table3.A" style:family="table-column">
      <style:table-column-properties style:column-width="1.5625in"/>
    </style:style>
    <style:style style:name="Table3.B" style:family="table-column">
      <style:table-column-properties style:column-width="2.4361in"/>
    </style:style>
    <style:style style:name="Table3.C" style:family="table-column">
      <style:table-column-properties style:column-width="3.125in"/>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ccccc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1" style:family="table-row">
      <style:table-row-properties style:min-row-height="0.7604in"/>
    </style:style>
    <style:style style:name="Table3.17" style:family="table-row">
      <style:table-row-properties style:min-row-height="0.5479in"/>
    </style:style>
    <style:style style:name="P1" style:family="paragraph" style:parent-style-name="Standard">
      <style:paragraph-properties fo:margin-top="0in" fo:margin-bottom="0in" loext:contextual-spacing="false"/>
      <style:text-properties fo:font-size="11pt" officeooo:rsid="0023d978" officeooo:paragraph-rsid="002756c9" style:font-size-asian="11pt" style:font-size-complex="11pt"/>
    </style:style>
    <style:style style:name="P2" style:family="paragraph" style:parent-style-name="Standard">
      <style:paragraph-properties fo:margin-top="0in" fo:margin-bottom="0in" loext:contextual-spacing="false"/>
      <style:text-properties fo:font-size="11pt" officeooo:rsid="0023d978" officeooo:paragraph-rsid="0082f8c1" style:font-size-asian="11pt" style:font-size-complex="11pt"/>
    </style:style>
    <style:style style:name="P3" style:family="paragraph" style:parent-style-name="Standard">
      <style:paragraph-properties fo:margin-top="0in" fo:margin-bottom="0in" loext:contextual-spacing="false"/>
      <style:text-properties fo:font-size="11pt" officeooo:rsid="0023d978" officeooo:paragraph-rsid="00d369ab" style:font-size-asian="11pt" style:font-size-complex="11pt"/>
    </style:style>
    <style:style style:name="P4" style:family="paragraph" style:parent-style-name="Standard">
      <style:paragraph-properties fo:margin-top="0in" fo:margin-bottom="0in" loext:contextual-spacing="false"/>
      <style:text-properties fo:font-size="11pt" officeooo:rsid="0081b6dd" officeooo:paragraph-rsid="002756c9" style:font-size-asian="11pt" style:font-size-complex="11pt"/>
    </style:style>
    <style:style style:name="P5" style:family="paragraph" style:parent-style-name="Standard">
      <style:paragraph-properties fo:margin-top="0in" fo:margin-bottom="0in" loext:contextual-spacing="false"/>
      <style:text-properties fo:font-size="11pt" officeooo:rsid="00852228" officeooo:paragraph-rsid="0082f8c1" style:font-size-asian="11pt" style:font-size-complex="11pt"/>
    </style:style>
    <style:style style:name="P6" style:family="paragraph" style:parent-style-name="Standard">
      <style:paragraph-properties fo:margin-top="0in" fo:margin-bottom="0in" loext:contextual-spacing="false"/>
      <style:text-properties fo:font-size="11pt" officeooo:rsid="00d4c3bb" officeooo:paragraph-rsid="00d4c3bb" style:font-size-asian="11pt" style:font-size-complex="11pt"/>
    </style:style>
    <style:style style:name="P7" style:family="paragraph" style:parent-style-name="Text_20_body">
      <style:paragraph-properties fo:margin-top="0in" fo:margin-bottom="0in" loext:contextual-spacing="false"/>
      <style:text-properties fo:font-size="11pt" officeooo:rsid="0022b84a" officeooo:paragraph-rsid="0022b84a" style:font-size-asian="11pt" style:font-size-complex="11pt"/>
    </style:style>
    <style:style style:name="P8" style:family="paragraph" style:parent-style-name="Text_20_body">
      <style:paragraph-properties fo:margin-top="0in" fo:margin-bottom="0in" loext:contextual-spacing="false"/>
      <style:text-properties fo:font-size="11pt" officeooo:rsid="0022b84a" officeooo:paragraph-rsid="00cf6707" style:font-size-asian="11pt" style:font-size-complex="11pt"/>
    </style:style>
    <style:style style:name="P9" style:family="paragraph" style:parent-style-name="Text_20_body">
      <style:paragraph-properties fo:margin-top="0in" fo:margin-bottom="0in" loext:contextual-spacing="false"/>
      <style:text-properties fo:font-size="11pt" officeooo:rsid="0026099c" officeooo:paragraph-rsid="0026099c" style:font-size-asian="11pt" style:font-size-complex="11pt"/>
    </style:style>
    <style:style style:name="P10" style:family="paragraph" style:parent-style-name="Text_20_body">
      <style:paragraph-properties fo:margin-top="0in" fo:margin-bottom="0in" loext:contextual-spacing="false"/>
      <style:text-properties fo:font-size="11pt" officeooo:rsid="0026099c" officeooo:paragraph-rsid="0082f8c1" style:font-size-asian="11pt" style:font-size-complex="11pt"/>
    </style:style>
    <style:style style:name="P11" style:family="paragraph" style:parent-style-name="Text_20_body">
      <style:paragraph-properties fo:margin-top="0in" fo:margin-bottom="0in" loext:contextual-spacing="false"/>
      <style:text-properties fo:font-size="11pt" officeooo:rsid="0026099c" officeooo:paragraph-rsid="00cea44c" style:font-size-asian="11pt" style:font-size-complex="11pt"/>
    </style:style>
    <style:style style:name="P12" style:family="paragraph" style:parent-style-name="Text_20_body">
      <style:paragraph-properties fo:margin-top="0in" fo:margin-bottom="0in" loext:contextual-spacing="false"/>
      <style:text-properties fo:font-size="11pt" officeooo:rsid="0081b6dd" officeooo:paragraph-rsid="0081b6dd" style:font-size-asian="11pt" style:font-size-complex="11pt"/>
    </style:style>
    <style:style style:name="P13" style:family="paragraph" style:parent-style-name="Text_20_body">
      <style:paragraph-properties fo:margin-top="0in" fo:margin-bottom="0in" loext:contextual-spacing="false"/>
      <style:text-properties fo:font-size="11pt" officeooo:rsid="0030dd36" officeooo:paragraph-rsid="0030dd36" style:font-size-asian="11pt" style:font-size-complex="11pt"/>
    </style:style>
    <style:style style:name="P14" style:family="paragraph" style:parent-style-name="Text_20_body">
      <style:paragraph-properties fo:margin-top="0in" fo:margin-bottom="0in" loext:contextual-spacing="false"/>
      <style:text-properties fo:font-size="11pt" officeooo:rsid="0034c9f9" officeooo:paragraph-rsid="0034c9f9" style:font-size-asian="11pt" style:font-size-complex="11pt"/>
    </style:style>
    <style:style style:name="P15" style:family="paragraph" style:parent-style-name="Text_20_body">
      <style:paragraph-properties fo:margin-top="0in" fo:margin-bottom="0in" loext:contextual-spacing="false"/>
      <style:text-properties fo:font-size="11pt" officeooo:rsid="003281a7" officeooo:paragraph-rsid="003281a7" style:font-size-asian="11pt" style:font-size-complex="11pt"/>
    </style:style>
    <style:style style:name="P16"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0b49c3" style:font-size-asian="11pt" style:font-weight-asian="bold" style:font-size-complex="11pt" style:font-weight-complex="bold"/>
    </style:style>
    <style:style style:name="P17"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355903" style:font-size-asian="11pt" style:font-weight-asian="bold" style:font-size-complex="11pt" style:font-weight-complex="bold"/>
    </style:style>
    <style:style style:name="P18" style:family="paragraph" style:parent-style-name="Standard">
      <style:text-properties fo:font-size="11pt" style:text-underline-style="solid" style:text-underline-width="auto" style:text-underline-color="font-color" fo:font-weight="bold" officeooo:rsid="003d6b61" officeooo:paragraph-rsid="003d6b61" style:font-size-asian="11pt" style:font-weight-asian="bold" style:font-size-complex="11pt" style:font-weight-complex="bold"/>
    </style:style>
    <style:style style:name="P19" style:family="paragraph" style:parent-style-name="Standard">
      <style:text-properties fo:font-size="11pt" style:font-size-asian="11pt" style:font-size-complex="11pt"/>
    </style:style>
    <style:style style:name="P20" style:family="paragraph" style:parent-style-name="Standard">
      <style:text-properties fo:font-size="11pt" officeooo:rsid="003d6b61" officeooo:paragraph-rsid="003d6b61" style:font-size-asian="11pt" style:font-size-complex="11pt"/>
    </style:style>
    <style:style style:name="P21" style:family="paragraph" style:parent-style-name="Standard">
      <style:text-properties fo:font-size="11pt" officeooo:rsid="00a33660" officeooo:paragraph-rsid="008a5e6c" style:font-size-asian="11pt" style:font-size-complex="11pt"/>
    </style:style>
    <style:style style:name="P22" style:family="paragraph" style:parent-style-name="Standard">
      <style:text-properties fo:font-size="11pt" officeooo:rsid="00a33660" officeooo:paragraph-rsid="00a33660" style:font-size-asian="11pt" style:font-size-complex="11pt"/>
    </style:style>
    <style:style style:name="P23" style:family="paragraph" style:parent-style-name="Standard">
      <style:text-properties fo:font-size="11pt" officeooo:rsid="009e226a" officeooo:paragraph-rsid="009e226a" style:font-size-asian="11pt" style:font-size-complex="11pt"/>
    </style:style>
    <style:style style:name="P24" style:family="paragraph" style:parent-style-name="Standard">
      <style:text-properties fo:font-size="11pt" officeooo:rsid="00f18a19" officeooo:paragraph-rsid="00f18a19" style:font-size-asian="11pt" style:font-size-complex="11pt"/>
    </style:style>
    <style:style style:name="P25" style:family="paragraph" style:parent-style-name="Standard">
      <style:text-properties fo:font-size="11pt" officeooo:rsid="00f3a32c" officeooo:paragraph-rsid="00f3a32c" style:font-size-asian="11pt" style:font-size-complex="11pt"/>
    </style:style>
    <style:style style:name="P26" style:family="paragraph" style:parent-style-name="Standard">
      <style:text-properties fo:font-size="11pt" officeooo:rsid="00f5680a" officeooo:paragraph-rsid="00f5680a" style:font-size-asian="11pt" style:font-size-complex="11pt"/>
    </style:style>
    <style:style style:name="P27" style:family="paragraph" style:parent-style-name="Standard">
      <style:text-properties fo:font-size="11pt" officeooo:rsid="00f84b3a" officeooo:paragraph-rsid="00f84b3a" style:font-size-asian="11pt" style:font-size-complex="11pt"/>
    </style:style>
    <style:style style:name="P28" style:family="paragraph" style:parent-style-name="Text_20_body">
      <style:paragraph-properties fo:line-height="100%"/>
      <style:text-properties fo:font-size="11pt" officeooo:rsid="0010c278" officeooo:paragraph-rsid="0010c278" style:font-size-asian="11pt" style:font-size-complex="11pt"/>
    </style:style>
    <style:style style:name="P29" style:family="paragraph" style:parent-style-name="Text_20_body">
      <style:paragraph-properties fo:line-height="100%"/>
      <style:text-properties fo:font-size="11pt" officeooo:rsid="0010c278" officeooo:paragraph-rsid="002f0f60" style:font-size-asian="11pt" style:font-size-complex="11pt"/>
    </style:style>
    <style:style style:name="P30" style:family="paragraph" style:parent-style-name="Text_20_body">
      <style:text-properties fo:font-size="11pt" officeooo:rsid="0022b84a" officeooo:paragraph-rsid="0022b84a" style:font-size-asian="11pt" style:font-size-complex="11pt"/>
    </style:style>
    <style:style style:name="P31" style:family="paragraph" style:parent-style-name="Text_20_body">
      <style:paragraph-properties fo:line-height="100%">
        <style:tab-stops>
          <style:tab-stop style:position="0.1043in"/>
        </style:tab-stops>
      </style:paragraph-properties>
      <style:text-properties fo:font-size="11pt" officeooo:paragraph-rsid="00c38536" style:font-size-asian="11pt" style:font-size-complex="11pt"/>
    </style:style>
    <style:style style:name="P32" style:family="paragraph" style:parent-style-name="Text_20_body">
      <style:paragraph-properties fo:line-height="100%" fo:text-align="center" style:justify-single-word="false"/>
      <style:text-properties fo:font-size="11pt" style:text-underline-style="solid" style:text-underline-width="auto" style:text-underline-color="font-color" fo:font-weight="bold" officeooo:rsid="00bd14f4" officeooo:paragraph-rsid="00bd14f4" style:font-size-asian="11pt" style:font-weight-asian="bold" style:font-size-complex="11pt" style:font-weight-complex="bold"/>
    </style:style>
    <style:style style:name="P33" style:family="paragraph" style:parent-style-name="Text_20_body">
      <style:paragraph-properties fo:margin-top="0in" fo:margin-bottom="0.0181in" loext:contextual-spacing="false" fo:line-height="100%"/>
      <style:text-properties fo:font-size="11pt" officeooo:rsid="0010c278" officeooo:paragraph-rsid="0010c278" style:font-size-asian="11pt" style:font-size-complex="11pt"/>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4d0d2" officeooo:paragraph-rsid="0004d0d2" style:font-size-asian="11pt" style:font-style-asian="normal" style:font-weight-asian="bold" style:font-size-complex="11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4d0d2" officeooo:paragraph-rsid="00355903"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6f9e0" officeooo:paragraph-rsid="0036f9e0"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68dd4" officeooo:paragraph-rsid="00068dd4"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068dd4"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06dc13"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6dc13" officeooo:paragraph-rsid="0006dc13"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8c9e1" officeooo:paragraph-rsid="0008c9e1"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a5d2e" officeooo:paragraph-rsid="000a5d2e"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87065" officeooo:paragraph-rsid="00887065"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7771a" officeooo:paragraph-rsid="0097771a"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996be" officeooo:paragraph-rsid="003996be"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34738" officeooo:paragraph-rsid="00934738"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2562c" officeooo:paragraph-rsid="00a2562c"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5f1e3" officeooo:paragraph-rsid="00d5f1e3"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73e28" officeooo:paragraph-rsid="00d73e2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841d9" officeooo:paragraph-rsid="00d841d9"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98fc2" officeooo:paragraph-rsid="00d98fc2"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9ed26" officeooo:paragraph-rsid="00d9ed26"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bdb6d" officeooo:paragraph-rsid="00dbdb6d"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d5f38" officeooo:paragraph-rsid="00dd5f38"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eccf1" officeooo:paragraph-rsid="00deccf1"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0f87d" officeooo:paragraph-rsid="00e0f87d"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490a1" officeooo:paragraph-rsid="00e490a1"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496df" officeooo:paragraph-rsid="00e496d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56913" officeooo:paragraph-rsid="00e56913"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6cf36" officeooo:paragraph-rsid="00e6cf36"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89c41" officeooo:paragraph-rsid="00e89c41"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ca2d" officeooo:paragraph-rsid="00eaca2d"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e5f9d" officeooo:paragraph-rsid="00ee5f9d"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faae7" officeooo:paragraph-rsid="00efaae7"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369a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4c3b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6707" officeooo:paragraph-rsid="00cf6707"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d79d" officeooo:paragraph-rsid="00cfd79d"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e82f" officeooo:paragraph-rsid="00d0e82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c3bb" officeooo:paragraph-rsid="00d4c3b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41e5" officeooo:paragraph-rsid="00d541e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loext:graphic-properties draw:fill="none"/>
      <style:paragraph-properties fo:margin-left="0.25in" fo:margin-right="0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0cfd79d" officeooo:paragraph-rsid="00cfd79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loext:graphic-properties draw:fill="none"/>
      <style:paragraph-properties fo:margin-left="0.25in" fo:margin-right="0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0d0e82f" officeooo:paragraph-rsid="00d0e82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loext:graphic-properties draw:fill="none"/>
      <style:paragraph-properties fo:margin-left="0.3752in" fo:margin-right="0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0cfd79d" officeooo:paragraph-rsid="00cfd79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loext:graphic-properties draw:fill="none"/>
      <style:paragraph-properties fo:margin-left="0.6866in" fo:margin-right="0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0cfd79d" officeooo:paragraph-rsid="00cfd79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text-properties fo:font-size="11pt" officeooo:rsid="00fcf256" officeooo:paragraph-rsid="00fcf256" style:font-size-asian="11pt" style:font-size-complex="11pt"/>
    </style:style>
    <style:style style:name="P79" style:family="paragraph" style:parent-style-name="Standard">
      <style:text-properties fo:font-size="11pt" officeooo:rsid="00ff6c31" officeooo:paragraph-rsid="00ff6c31" style:font-size-asian="11pt" style:font-size-complex="11pt"/>
    </style:style>
    <style:style style:name="P80" style:family="paragraph" style:parent-style-name="Standard">
      <style:text-properties fo:font-size="11pt" officeooo:rsid="0102361d" officeooo:paragraph-rsid="0102361d" style:font-size-asian="11pt" style:font-size-complex="11pt"/>
    </style:style>
    <style:style style:name="P81" style:family="paragraph" style:parent-style-name="Standard">
      <style:text-properties fo:font-size="11pt" officeooo:rsid="00a3998b" officeooo:paragraph-rsid="00aa97db" style:font-size-asian="11pt" style:font-size-complex="11pt"/>
    </style:style>
    <style:style style:name="P82" style:family="paragraph" style:parent-style-name="Standard">
      <style:text-properties fo:font-size="11pt" officeooo:paragraph-rsid="00355903" style:font-size-asian="11pt" style:font-size-complex="11pt"/>
    </style:style>
    <style:style style:name="P83" style:family="paragraph" style:parent-style-name="Text_20_body" style:list-style-name="L1">
      <style:paragraph-properties fo:line-height="100%"/>
      <style:text-properties fo:font-size="11pt" officeooo:rsid="0015c393" officeooo:paragraph-rsid="0015c393" style:font-size-asian="11pt" style:font-size-complex="11pt"/>
    </style:style>
    <style:style style:name="P84" style:family="paragraph" style:parent-style-name="Text_20_body" style:list-style-name="L1">
      <style:paragraph-properties fo:line-height="100%"/>
      <style:text-properties fo:font-size="11pt" officeooo:rsid="0017a745" officeooo:paragraph-rsid="0017a745" style:font-size-asian="11pt" style:font-size-complex="11pt"/>
    </style:style>
    <style:style style:name="P85" style:family="paragraph" style:parent-style-name="Text_20_body" style:list-style-name="L1">
      <style:paragraph-properties fo:line-height="100%"/>
      <style:text-properties fo:font-size="11pt" officeooo:rsid="00188df2" officeooo:paragraph-rsid="00188df2" style:font-size-asian="11pt" style:font-size-complex="11pt"/>
    </style:style>
    <style:style style:name="P86" style:family="paragraph" style:parent-style-name="Text_20_body" style:list-style-name="L1">
      <style:paragraph-properties fo:line-height="100%"/>
      <style:text-properties fo:font-size="11pt" officeooo:rsid="00bdd737" officeooo:paragraph-rsid="00bdd737" style:font-size-asian="11pt" style:font-size-complex="11pt"/>
    </style:style>
    <style:style style:name="P87" style:family="paragraph" style:parent-style-name="Text_20_body" style:list-style-name="L1">
      <style:paragraph-properties fo:line-height="100%"/>
      <style:text-properties fo:font-size="11pt" officeooo:rsid="00beda70" officeooo:paragraph-rsid="00beda70" style:font-size-asian="11pt" style:font-size-complex="11pt"/>
    </style:style>
    <style:style style:name="P88" style:family="paragraph" style:parent-style-name="Text_20_body" style:list-style-name="L1">
      <style:paragraph-properties fo:line-height="100%"/>
      <style:text-properties fo:font-size="11pt" officeooo:rsid="00bee255" officeooo:paragraph-rsid="00bee255" style:font-size-asian="11pt" style:font-size-complex="11pt"/>
    </style:style>
    <style:style style:name="P89" style:family="paragraph" style:parent-style-name="Text_20_body" style:list-style-name="L1">
      <style:paragraph-properties fo:line-height="100%"/>
      <style:text-properties fo:font-size="11pt" officeooo:rsid="001a39d9" officeooo:paragraph-rsid="001a39d9" style:font-size-asian="11pt" style:font-size-complex="11pt"/>
    </style:style>
    <style:style style:name="P90" style:family="paragraph" style:parent-style-name="Text_20_body" style:list-style-name="L1">
      <style:paragraph-properties fo:line-height="100%"/>
      <style:text-properties fo:font-size="11pt" officeooo:rsid="00bf7c01" officeooo:paragraph-rsid="00bf7c01" style:font-size-asian="11pt" style:font-size-complex="11pt"/>
    </style:style>
    <style:style style:name="P91" style:family="paragraph" style:parent-style-name="Text_20_body" style:list-style-name="L1">
      <style:paragraph-properties fo:line-height="100%"/>
      <style:text-properties fo:font-size="11pt" officeooo:rsid="00c1529d" officeooo:paragraph-rsid="00c1529d" style:font-size-asian="11pt" style:font-size-complex="11pt"/>
    </style:style>
    <style:style style:name="P92" style:family="paragraph" style:parent-style-name="Text_20_body" style:list-style-name="L1">
      <style:paragraph-properties fo:line-height="100%"/>
      <style:text-properties fo:font-size="11pt" officeooo:rsid="00c24c73" officeooo:paragraph-rsid="00c24c73" style:font-size-asian="11pt" style:font-size-complex="11pt"/>
    </style:style>
    <style:style style:name="P93" style:family="paragraph" style:parent-style-name="Text_20_body" style:list-style-name="L1">
      <style:paragraph-properties fo:line-height="100%">
        <style:tab-stops>
          <style:tab-stop style:position="0.1043in"/>
        </style:tab-stops>
      </style:paragraph-properties>
      <style:text-properties fo:font-size="11pt" officeooo:rsid="00c24c73" officeooo:paragraph-rsid="00c24c73" style:font-size-asian="11pt" style:font-size-complex="11pt"/>
    </style:style>
    <style:style style:name="P94" style:family="paragraph" style:parent-style-name="Text_20_body" style:list-style-name="L1">
      <style:paragraph-properties fo:line-height="100%">
        <style:tab-stops>
          <style:tab-stop style:position="0.1043in"/>
        </style:tab-stops>
      </style:paragraph-properties>
      <style:text-properties fo:font-size="11pt" officeooo:rsid="00c2e36b" officeooo:paragraph-rsid="00c2e36b" style:font-size-asian="11pt" style:font-size-complex="11pt"/>
    </style:style>
    <style:style style:name="P95" style:family="paragraph" style:parent-style-name="Text_20_body" style:list-style-name="L1">
      <style:paragraph-properties fo:line-height="100%">
        <style:tab-stops>
          <style:tab-stop style:position="0.1043in"/>
        </style:tab-stops>
      </style:paragraph-properties>
      <style:text-properties fo:font-size="11pt" officeooo:rsid="00c38536" officeooo:paragraph-rsid="00c38536" style:font-size-asian="11pt" style:font-size-complex="11pt"/>
    </style:style>
    <style:style style:name="P96" style:family="paragraph" style:parent-style-name="Text_20_body" style:list-style-name="L1">
      <style:paragraph-properties fo:line-height="100%">
        <style:tab-stops>
          <style:tab-stop style:position="0.1043in"/>
        </style:tab-stops>
      </style:paragraph-properties>
      <style:text-properties fo:font-size="11pt" officeooo:rsid="00c5104b" officeooo:paragraph-rsid="00c5104b" style:font-size-asian="11pt" style:font-size-complex="11pt"/>
    </style:style>
    <style:style style:name="P97" style:family="paragraph" style:parent-style-name="Text_20_body" style:list-style-name="L1">
      <style:paragraph-properties fo:line-height="100%">
        <style:tab-stops>
          <style:tab-stop style:position="0.1043in"/>
        </style:tab-stops>
      </style:paragraph-properties>
      <style:text-properties fo:font-size="11pt" officeooo:rsid="00c6770d" officeooo:paragraph-rsid="00c6770d" style:font-size-asian="11pt" style:font-size-complex="11pt"/>
    </style:style>
    <style:style style:name="P98" style:family="paragraph" style:parent-style-name="Text_20_body" style:list-style-name="L1">
      <style:paragraph-properties fo:line-height="100%">
        <style:tab-stops>
          <style:tab-stop style:position="0.1043in"/>
        </style:tab-stops>
      </style:paragraph-properties>
      <style:text-properties fo:font-size="11pt" officeooo:rsid="00c6bf2e" officeooo:paragraph-rsid="00c6bf2e" style:font-size-asian="11pt" style:font-size-complex="11pt"/>
    </style:style>
    <style:style style:name="P99" style:family="paragraph" style:parent-style-name="Text_20_body" style:list-style-name="L1">
      <style:paragraph-properties fo:line-height="100%">
        <style:tab-stops>
          <style:tab-stop style:position="0.1043in"/>
        </style:tab-stops>
      </style:paragraph-properties>
      <style:text-properties fo:font-size="11pt" officeooo:rsid="00c7951a" officeooo:paragraph-rsid="00c7951a" style:font-size-asian="11pt" style:font-size-complex="11pt"/>
    </style:style>
    <style:style style:name="P100" style:family="paragraph" style:parent-style-name="Text_20_body" style:list-style-name="L1">
      <style:paragraph-properties fo:line-height="100%">
        <style:tab-stops>
          <style:tab-stop style:position="0.1043in"/>
        </style:tab-stops>
      </style:paragraph-properties>
      <style:text-properties fo:font-size="11pt" officeooo:rsid="00c812cf" officeooo:paragraph-rsid="00c812cf" style:font-size-asian="11pt" style:font-size-complex="11pt"/>
    </style:style>
    <style:style style:name="P101" style:family="paragraph" style:parent-style-name="Text_20_body" style:list-style-name="L1">
      <style:paragraph-properties fo:line-height="100%">
        <style:tab-stops>
          <style:tab-stop style:position="0.1043in"/>
        </style:tab-stops>
      </style:paragraph-properties>
      <style:text-properties fo:font-size="11pt" officeooo:rsid="00c81427" officeooo:paragraph-rsid="00c81427" style:font-size-asian="11pt" style:font-size-complex="11pt"/>
    </style:style>
    <style:style style:name="P102" style:family="paragraph" style:parent-style-name="Text_20_body" style:list-style-name="L1">
      <style:paragraph-properties fo:line-height="100%">
        <style:tab-stops>
          <style:tab-stop style:position="0.1043in"/>
        </style:tab-stops>
      </style:paragraph-properties>
      <style:text-properties fo:font-size="11pt" officeooo:rsid="00c85650" officeooo:paragraph-rsid="00c85650" style:font-size-asian="11pt" style:font-size-complex="11pt"/>
    </style:style>
    <style:style style:name="P103" style:family="paragraph" style:parent-style-name="Text_20_body" style:list-style-name="L1">
      <style:paragraph-properties fo:line-height="100%">
        <style:tab-stops>
          <style:tab-stop style:position="0.1043in"/>
        </style:tab-stops>
      </style:paragraph-properties>
      <style:text-properties fo:font-size="11pt" officeooo:rsid="00c9e194" officeooo:paragraph-rsid="00c9e194" style:font-size-asian="11pt" style:font-size-complex="11pt"/>
    </style:style>
    <style:style style:name="P104" style:family="paragraph" style:parent-style-name="Text_20_body" style:list-style-name="L1">
      <style:paragraph-properties fo:line-height="100%">
        <style:tab-stops>
          <style:tab-stop style:position="0.1043in"/>
        </style:tab-stops>
      </style:paragraph-properties>
      <style:text-properties fo:font-size="11pt" officeooo:rsid="00cba2b1" officeooo:paragraph-rsid="00cba2b1" style:font-size-asian="11pt" style:font-size-complex="11pt"/>
    </style:style>
    <style:style style:name="P105" style:family="paragraph" style:parent-style-name="Text_20_body" style:list-style-name="L1">
      <style:paragraph-properties fo:line-height="100%">
        <style:tab-stops>
          <style:tab-stop style:position="0.1043in"/>
        </style:tab-stops>
      </style:paragraph-properties>
      <style:text-properties fo:font-size="11pt" officeooo:rsid="00cd9585" officeooo:paragraph-rsid="00cd9585" style:font-size-asian="11pt" style:font-size-complex="11pt"/>
    </style:style>
    <style:style style:name="P106" style:family="paragraph" style:parent-style-name="Text_20_body" style:list-style-name="L1">
      <style:paragraph-properties fo:line-height="100%">
        <style:tab-stops>
          <style:tab-stop style:position="0.1043in"/>
        </style:tab-stops>
      </style:paragraph-properties>
      <style:text-properties fo:font-size="11pt" officeooo:rsid="00cda6c3" officeooo:paragraph-rsid="00cda6c3" style:font-size-asian="11pt" style:font-size-complex="11pt"/>
    </style:style>
    <style:style style:name="P107" style:family="paragraph" style:parent-style-name="Text_20_body">
      <style:paragraph-properties fo:margin-top="0in" fo:margin-bottom="0in" loext:contextual-spacing="false"/>
      <style:text-properties fo:font-size="11pt" style:text-underline-style="solid" style:text-underline-width="auto" style:text-underline-color="font-color" fo:font-weight="bold" officeooo:rsid="00cea44c" officeooo:paragraph-rsid="00cea44c" style:font-size-asian="11pt" style:font-weight-asian="bold" style:font-size-complex="11pt" style:font-weight-complex="bold"/>
    </style:style>
    <style:style style:name="P108" style:family="paragraph" style:parent-style-name="Text_20_body" style:list-style-name="L2">
      <style:paragraph-properties fo:margin-top="0in" fo:margin-bottom="0in" loext:contextual-spacing="false"/>
      <style:text-properties fo:font-size="11pt" officeooo:rsid="00852228" officeooo:paragraph-rsid="00d369ab" style:font-size-asian="11pt" style:font-size-complex="11pt"/>
    </style:style>
    <style:style style:name="T1" style:family="text">
      <style:text-properties officeooo:rsid="00068dd4"/>
    </style:style>
    <style:style style:name="T2" style:family="text">
      <style:text-properties officeooo:rsid="000a5d2e"/>
    </style:style>
    <style:style style:name="T3" style:family="text">
      <style:text-properties officeooo:rsid="0012aa7a"/>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7842a8" style:font-weight-asian="bold" style:font-weight-complex="bold"/>
    </style:style>
    <style:style style:name="T6" style:family="text">
      <style:text-properties style:text-underline-style="solid" style:text-underline-width="auto" style:text-underline-color="font-color" fo:font-weight="bold" officeooo:rsid="00cea44c" style:font-weight-asian="bold" style:font-weight-complex="bold"/>
    </style:style>
    <style:style style:name="T7" style:family="text">
      <style:text-properties style:text-underline-style="none"/>
    </style:style>
    <style:style style:name="T8" style:family="text">
      <style:text-properties style:text-underline-style="none" officeooo:rsid="0022ee2e"/>
    </style:style>
    <style:style style:name="T9" style:family="text">
      <style:text-properties officeooo:rsid="003281a7"/>
    </style:style>
    <style:style style:name="T10" style:family="text">
      <style:text-properties officeooo:rsid="00355903"/>
    </style:style>
    <style:style style:name="T11" style:family="text">
      <style:text-properties officeooo:rsid="007415b1"/>
    </style:style>
    <style:style style:name="T12" style:family="text">
      <style:text-properties officeooo:rsid="0075e944"/>
    </style:style>
    <style:style style:name="T13" style:family="text">
      <style:text-properties officeooo:rsid="007d6668"/>
    </style:style>
    <style:style style:name="T14" style:family="text">
      <style:text-properties officeooo:rsid="0082f8c1"/>
    </style:style>
    <style:style style:name="T15" style:family="text">
      <style:text-properties officeooo:rsid="00887065"/>
    </style:style>
    <style:style style:name="T16" style:family="text">
      <style:text-properties officeooo:rsid="00934738"/>
    </style:style>
    <style:style style:name="T17" style:family="text">
      <style:text-properties officeooo:rsid="003996be"/>
    </style:style>
    <style:style style:name="T18" style:family="text">
      <style:text-properties officeooo:rsid="00bc9748"/>
    </style:style>
    <style:style style:name="T19" style:family="text">
      <style:text-properties officeooo:rsid="00bdd737"/>
    </style:style>
    <style:style style:name="T20" style:family="text">
      <style:text-properties officeooo:rsid="00bee255"/>
    </style:style>
    <style:style style:name="T21" style:family="text">
      <style:text-properties officeooo:rsid="00c0ad1d"/>
    </style:style>
    <style:style style:name="T22" style:family="text">
      <style:text-properties officeooo:rsid="00c24c73"/>
    </style:style>
    <style:style style:name="T23" style:family="text">
      <style:text-properties officeooo:rsid="00c2e36b"/>
    </style:style>
    <style:style style:name="T24" style:family="text">
      <style:text-properties officeooo:rsid="00c6770d"/>
    </style:style>
    <style:style style:name="T25" style:family="text">
      <style:text-properties officeooo:rsid="00c812cf"/>
    </style:style>
    <style:style style:name="T26" style:family="text">
      <style:text-properties officeooo:rsid="00c81427"/>
    </style:style>
    <style:style style:name="T27" style:family="text">
      <style:text-properties officeooo:rsid="00c9e194"/>
    </style:style>
    <style:style style:name="T28" style:family="text">
      <style:text-properties officeooo:rsid="00d4c3bb"/>
    </style:style>
    <style:style style:name="T29" style:family="text">
      <style:text-properties officeooo:rsid="00d5f1e3"/>
    </style:style>
    <style:style style:name="T30" style:family="text">
      <style:text-properties officeooo:rsid="00d841d9"/>
    </style:style>
    <style:style style:name="T31" style:family="text">
      <style:text-properties officeooo:rsid="00dc1fc9"/>
    </style:style>
    <style:style style:name="T32" style:family="text">
      <style:text-properties officeooo:rsid="00e06c67"/>
    </style:style>
    <style:style style:name="T33" style:family="text">
      <style:text-properties officeooo:rsid="00e2d367"/>
    </style:style>
    <style:style style:name="T34" style:family="text">
      <style:text-properties officeooo:rsid="00e2ee40"/>
    </style:style>
    <style:style style:name="T35" style:family="text">
      <style:text-properties officeooo:rsid="00e490a1"/>
    </style:style>
    <style:style style:name="T36" style:family="text">
      <style:text-properties officeooo:rsid="00e496df"/>
    </style:style>
    <style:style style:name="T37" style:family="text">
      <style:text-properties officeooo:rsid="00e56913"/>
    </style:style>
    <style:style style:name="T38" style:family="text">
      <style:text-properties officeooo:rsid="00e6cf36"/>
    </style:style>
    <style:style style:name="T39" style:family="text">
      <style:text-properties officeooo:rsid="00e8cb4c"/>
    </style:style>
    <style:style style:name="T40" style:family="text">
      <style:text-properties officeooo:rsid="00efaae7"/>
    </style:style>
    <style:style style:name="T41" style:family="text">
      <style:text-properties officeooo:rsid="00f694f7"/>
    </style:style>
    <style:style style:name="T42" style:family="text">
      <style:text-properties officeooo:rsid="00f9bdde"/>
    </style:style>
    <style:style style:name="T43" style:family="text">
      <style:text-properties officeooo:rsid="00fcf256"/>
    </style:style>
    <style:style style:name="T44" style:family="text">
      <style:text-properties officeooo:rsid="00fe7088"/>
    </style:style>
    <style:style style:name="T45" style:family="text">
      <style:text-properties officeooo:rsid="010139e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linton Hawkes</text:p>
      <text:p text:style-name="P33">CS162-400</text:p>
      <text:p text:style-name="P33"><text:span text:style-name="T18">Project 2 Design </text:span>Document</text:p>
      <text:p text:style-name="P28"/>
      <text:p text:style-name="P32">Zoo Tycoon</text:p>
      <text:p text:style-name="P29"><text:span text:style-name="T4">Design:</text:span><text:span text:style-name="T7"> </text:span></text:p>
      <text:p text:style-name="P29"><text:span text:style-name="T8">P</text:span><text:span text:style-name="T3">rogram will have a main function, a Zoo class, an Animal class, a Penguin class, a Tiger class, a Turtle class, and an input validation function.</text:span></text:p>
      <text:list xml:id="list3331059233" text:style-name="L1">
        <text:list-item>
          <text:p text:style-name="P83">Main function – <text:span text:style-name="T11">only used to seed the rand() function, create a Zoo object and call the Zoo::run() function to start the game.</text:span></text:p>
          <text:list>
            <text:list-item>
              <text:p text:style-name="P84">Create a bool variable “State” to hold the current state of the <text:span text:style-name="T12">game (run or quit)</text:span></text:p>
            </text:list-item>
            <text:list-item>
              <text:p text:style-name="P84">Call the menu function to display the <text:span text:style-name="T12">main</text:span> menu. <text:span text:style-name="T20">Set State equal to return menu value</text:span></text:p>
              <text:list>
                <text:list-item>
                  <text:p text:style-name="P84">Ask user if they want to begin <text:span text:style-name="T19">building a zoo</text:span> or quit</text:p>
                  <text:list>
                    <text:list-item>
                      <text:p text:style-name="P85">If quit, return false to the <text:span text:style-name="T12">run</text:span> function. <text:span text:style-name="T12">(game will end)</text:span></text:p>
                    </text:list-item>
                    <text:list-item>
                      <text:p text:style-name="P86">If user wants to build a zoo</text:p>
                      <text:list>
                        <text:list-item>
                          <text:p text:style-name="P86">User chooses if they want to purchase 1 or 2 penguins</text:p>
                          <text:list>
                            <text:list-item>
                              <text:p text:style-name="P87">Cost of penguin(s) deducted from bank account</text:p>
                            </text:list-item>
                          </text:list>
                        </text:list-item>
                        <text:list-item>
                          <text:p text:style-name="P87">User chooses if they want to purchase 1 or 2 tigers</text:p>
                          <text:list>
                            <text:list-item>
                              <text:p text:style-name="P87">Cost of tiger(s) deducted from bank account</text:p>
                            </text:list-item>
                          </text:list>
                        </text:list-item>
                        <text:list-item>
                          <text:p text:style-name="P87">User chooses if they want to purchase 1 or 2 turtles</text:p>
                          <text:list>
                            <text:list-item>
                              <text:p text:style-name="P87">Cost of turtle(s) deducted from bank account</text:p>
                            </text:list-item>
                          </text:list>
                        </text:list-item>
                        <text:list-item>
                          <text:p text:style-name="P88">Menu returns true to the run function when done</text:p>
                        </text:list-item>
                      </text:list>
                    </text:list-item>
                  </text:list>
                </text:list-item>
              </text:list>
            </text:list-item>
            <text:list-item>
              <text:p text:style-name="P89"><text:span text:style-name="T20">While</text:span> loop <text:span text:style-name="T20">is setup that runs until</text:span> the <text:span text:style-name="T20">S</text:span>tate variable is false. <text:span text:style-name="T22">Each loop is one day</text:span></text:p>
              <text:list>
                <text:list-item>
                  <text:p text:style-name="P88">Console screen is cleared</text:p>
                </text:list-item>
                <text:list-item>
                  <text:p text:style-name="P90">ageAnimals() is called to increase the age of every animal by 1</text:p>
                </text:list-item>
                <text:list-item>
                  <text:p text:style-name="P90">checkIfAdult() is called to set <text:span text:style-name="T21">three bool variables (penguinParent, tigerParent, and turtleParent) to true if each type of animal has at least one with an age of 3</text:span></text:p>
                </text:list-item>
                <text:list-item>
                  <text:p text:style-name="P91">The dayNumber variable is incremented (simulating start of new day)</text:p>
                </text:list-item>
                <text:list-item>
                  <text:p text:style-name="P91">“Day number #” is printed out on the screen, as well as current account balance and inventory of each type of zoo animal.</text:p>
                </text:list-item>
                <text:list-item>
                  <text:p text:style-name="P92">The cost to feed the current zoo animal inventory is calculated and a statement is printed on the console informing the user of the cost</text:p>
                  <text:list>
                    <text:list-item>
                      <text:p text:style-name="P92">Cost to feed the animals is deducted from bank account</text:p>
                    </text:list-item>
                  </text:list>
                </text:list-item>
                <text:list-item>
                  <text:p text:style-name="P93">“<text:span text:style-name="T23">Today’s Random Event” is printed to the console</text:span></text:p>
                  <text:list>
                    <text:list-item>
                      <text:p text:style-name="P94">randomEvent() is called</text:p>
                      <text:list>
                        <text:list-item>
                          <text:p text:style-name="P94">Random number between 0 and 4 is generated</text:p>
                          <text:list>
                            <text:list-item>
                              <text:p text:style-name="P94">If <text:span text:style-name="T26">random number is </text:span>0, sickness() is called. This simulated one of the animals in the zoo getting sick and dying</text:p>
                              <text:list>
                                <text:list-item>
                                  <text:p text:style-name="P95">Function checks to make sure there is at least one animal in the zoo that can get sick and dye</text:p>
                                  <text:list>
                                    <text:list-item>
                                      <text:p text:style-name="P95"><text:soft-page-break/>If not, “Your zoo does not have any animals” is printed to the console</text:p>
                                    </text:list-item>
                                  </text:list>
                                </text:list-item>
                                <text:list-item>
                                  <text:p text:style-name="P95">If there are animals, a random number between 0 and 2 is generated</text:p>
                                  <text:list>
                                    <text:list-item>
                                      <text:p text:style-name="P95">If num = 0 and there are penguins, one of the penguins is removed from the zoo.</text:p>
                                      <text:list>
                                        <text:list-item>
                                          <text:p text:style-name="P95">If num = 0 and there are no penguins, another random number is generated</text:p>
                                        </text:list-item>
                                      </text:list>
                                    </text:list-item>
                                    <text:list-item>
                                      <text:p text:style-name="P95">If num = 1 and there are tigers, one of the tigers is removed from the zoo.</text:p>
                                      <text:list>
                                        <text:list-item>
                                          <text:p text:style-name="P95">If num = 1 and there are not tigers, another random number is generated</text:p>
                                        </text:list-item>
                                      </text:list>
                                    </text:list-item>
                                    <text:list-item>
                                      <text:p text:style-name="P95">If num = 2 and there are turtles, one of the turtles is removed from the zoo.</text:p>
                                      <text:list>
                                        <text:list-item>
                                          <text:p text:style-name="P95">If num = 1 and there are no turtles, another random number is generated</text:p>
                                        </text:list-item>
                                      </text:list>
                                    </text:list-item>
                                    <text:list-item>
                                      <text:p text:style-name="P95">A statement specifying which animal got sick and died is printed to the console</text:p>
                                    </text:list-item>
                                  </text:list>
                                </text:list-item>
                              </text:list>
                            </text:list-item>
                            <text:list-item>
                              <text:p text:style-name="P96">If <text:span text:style-name="T26">random number is </text:span>1, boom() is called. <text:span text:style-name="T24">Simulates a boom in attendance at the zoo</text:span></text:p>
                              <text:list>
                                <text:list-item>
                                  <text:p text:style-name="P97">Function checks to see if there are any tigers in the zoo for the boom to occur</text:p>
                                  <text:list>
                                    <text:list-item>
                                      <text:p text:style-name="P97">If no tigers, a statement informing the user a boom could not occur due to lack of tigers is printed to the console</text:p>
                                    </text:list-item>
                                  </text:list>
                                </text:list-item>
                                <text:list-item>
                                  <text:p text:style-name="P97">If there are tigers, a random number between 250 and 500 is generated.</text:p>
                                  <text:list>
                                    <text:list-item>
                                      <text:p text:style-name="P97">The number of tigers at the zoo is multiplied by the random number. This represents the bonus that is earned because of the boom.</text:p>
                                    </text:list-item>
                                    <text:list-item>
                                      <text:p text:style-name="P97">The bonus is added to the bank account</text:p>
                                    </text:list-item>
                                    <text:list-item>
                                      <text:p text:style-name="P97">A statement informing the user that a boom in attendance occurred, as well as the bonus amount earned is printed to the console</text:p>
                                    </text:list-item>
                                  </text:list>
                                </text:list-item>
                              </text:list>
                            </text:list-item>
                            <text:list-item>
                              <text:p text:style-name="P97">If <text:span text:style-name="T26">random number is </text:span>2, babyBorn() is called. Simulates one of the animals at the zoo giving birth</text:p>
                              <text:list>
                                <text:list-item>
                                  <text:p text:style-name="P98">Function checks to see if there is an animal at the zoo that can give birth. This information is obtained from the penguinParent, tigerParent and turtleParent variables. (at start of the day these variables are set to true if able to give birth)</text:p>
                                  <text:list>
                                    <text:list-item>
                                      <text:p text:style-name="P98">If no animals are able to give birth, a statement informing the user of this is printed to the console</text:p>
                                    </text:list-item>
                                  </text:list>
                                </text:list-item>
                                <text:list-item>
                                  <text:p text:style-name="P98">If there is at least one animal that can give birth, a random number between 0 and 2 is generated.</text:p>
                                  <text:list>
                                    <text:list-item>
                                      <text:p text:style-name="P99">If num = <text:span text:style-name="T25">0 and there are penguins, then there are 5 new penguins added to the zoo</text:span></text:p>
                                      <text:list>
                                        <text:list-item>
                                          <text:p text:style-name="P100">The age of the new penguins is set to 0</text:p>
                                        </text:list-item>
                                        <text:list-item>
                                          <text:p text:style-name="P100">Statement informing user that 5 new penguins were hatched is printed to the console</text:p>
                                        </text:list-item>
                                      </text:list>
                                    </text:list-item>
                                    <text:list-item>
                                      <text:p text:style-name="P100">if num = 1 and there are tigers, then there is 1 new tiger added to the zoo</text:p>
                                      <text:list>
                                        <text:list-item>
                                          <text:p text:style-name="P100">The age of the new tiger is set to 0</text:p>
                                        </text:list-item>
                                        <text:list-item>
                                          <text:p text:style-name="P100">Statement informing user that a new tiger was born is printed to the console</text:p>
                                        </text:list-item>
                                      </text:list>
                                    </text:list-item>
                                    <text:list-item>
                                      <text:p text:style-name="P100">if num = 2 and there are turtles, then 10 new turtles are added to the zoo</text:p>
                                      <text:list>
                                        <text:list-item>
                                          <text:p text:style-name="P100">The age of the new turtles is set to 0</text:p>
                                        </text:list-item>
                                        <text:list-item>
                                          <text:p text:style-name="P100">Statement informing user that 10 new turtles hatched is printed to the console</text:p>
                                        </text:list-item>
                                      </text:list>
                                    </text:list-item>
                                  </text:list>
                                </text:list-item>
                              </text:list>
                            </text:list-item>
                            <text:list-item>
                              <text:p text:style-name="P101">If random number is 3, there is no random event for the day</text:p>
                              <text:list>
                                <text:list-item>
                                  <text:p text:style-name="P101"><text:soft-page-break/>Statement informing user that there is no random event happening to day is printed to the console</text:p>
                                </text:list-item>
                              </text:list>
                            </text:list-item>
                          </text:list>
                        </text:list-item>
                      </text:list>
                    </text:list-item>
                  </text:list>
                </text:list-item>
                <text:list-item>
                  <text:p text:style-name="P102">Statement informing user of the revenue earned for the day is printed to the console</text:p>
                  <text:list>
                    <text:list-item>
                      <text:p text:style-name="P102">Revenue is calculated <text:span text:style-name="T27">by multiplying the number of each type of animal by it’s respective payout amount. </text:span></text:p>
                    </text:list-item>
                    <text:list-item>
                      <text:p text:style-name="P103">Revenue for the day is added to the bank account</text:p>
                    </text:list-item>
                  </text:list>
                </text:list-item>
                <text:list-item>
                  <text:p text:style-name="P103">User is asked if they would like to purchase an adult animal.</text:p>
                  <text:list>
                    <text:list-item>
                      <text:p text:style-name="P103">If no, program moves on to the next code block</text:p>
                    </text:list-item>
                    <text:list-item>
                      <text:p text:style-name="P103">if yes, buyAdult() is called.</text:p>
                      <text:list>
                        <text:list-item>
                          <text:p text:style-name="P104">Information is printed to the console detailing the user’s current account balance and the name/price of each type of animal. User can choose from 3 animals or no purchase.</text:p>
                          <text:list>
                            <text:list-item>
                              <text:p text:style-name="P104">If user chooses option 1 (penguin), function checks to make sure there is enough money in the bank to make the purchase</text:p>
                              <text:list>
                                <text:list-item>
                                  <text:p text:style-name="P104">If there is not enough money, the user is asked to make another selection</text:p>
                                </text:list-item>
                                <text:list-item>
                                  <text:p text:style-name="P104">If there is enough money, the new adult penguin is added to the zoo</text:p>
                                  <text:list>
                                    <text:list-item>
                                      <text:p text:style-name="P104">The age of the new penguin is set to 3</text:p>
                                    </text:list-item>
                                  </text:list>
                                </text:list-item>
                              </text:list>
                            </text:list-item>
                            <text:list-item>
                              <text:p text:style-name="P104">If user chooses option 2 (tiger), function checks to make sure there is enough money in the bank to make the purchase</text:p>
                              <text:list>
                                <text:list-item>
                                  <text:p text:style-name="P104">If there is not enough money, the user is asked to make another selection</text:p>
                                </text:list-item>
                                <text:list-item>
                                  <text:p text:style-name="P104">If there is enough money, the new tiger is added to the zoo</text:p>
                                  <text:list>
                                    <text:list-item>
                                      <text:p text:style-name="P104">The age of the new tiger is set to 3</text:p>
                                    </text:list-item>
                                  </text:list>
                                </text:list-item>
                              </text:list>
                            </text:list-item>
                            <text:list-item>
                              <text:p text:style-name="P104">If user chooses option 3 (turtle), function checks to make sure there is enough money in the bank to make the purchase</text:p>
                              <text:list>
                                <text:list-item>
                                  <text:p text:style-name="P104">If there is not enough money, the user is asked to make another selection</text:p>
                                </text:list-item>
                                <text:list-item>
                                  <text:p text:style-name="P104">If there is enough money, the new turtle is added to the zoo</text:p>
                                  <text:list>
                                    <text:list-item>
                                      <text:p text:style-name="P104">The age of the new turtle is set to 3</text:p>
                                    </text:list-item>
                                  </text:list>
                                </text:list-item>
                              </text:list>
                            </text:list-item>
                            <text:list-item>
                              <text:p text:style-name="P105">If user chooses option 4, no animal is purchased and the user returns to the run() function</text:p>
                            </text:list-item>
                          </text:list>
                        </text:list-item>
                      </text:list>
                    </text:list-item>
                  </text:list>
                </text:list-item>
                <text:list-item>
                  <text:p text:style-name="P105">Bank account balance is printed to the console</text:p>
                </text:list-item>
                <text:list-item>
                  <text:p text:style-name="P105">User is asked if they would like to start the next day or quit</text:p>
                  <text:list>
                    <text:list-item>
                      <text:p text:style-name="P105">If the user chooses to quit</text:p>
                      <text:list>
                        <text:list-item>
                          <text:p text:style-name="P105">State variable is set to false</text:p>
                          <text:list>
                            <text:list-item>
                              <text:p text:style-name="P106">While loop is exited and the program is terminated</text:p>
                            </text:list-item>
                          </text:list>
                        </text:list-item>
                      </text:list>
                    </text:list-item>
                    <text:list-item>
                      <text:p text:style-name="P106">If the user chooses to start the next day</text:p>
                      <text:list>
                        <text:list-item>
                          <text:p text:style-name="P106">Nothing is changed. Loop continues</text:p>
                        </text:list-item>
                      </text:list>
                    </text:list-item>
                  </text:list>
                </text:list-item>
                <text:list-item>
                  <text:p text:style-name="P106">endOfDay() is called (resets variables that calculated beginning of each day)</text:p>
                  <text:list>
                    <text:list-item>
                      <text:p text:style-name="P106">Bonus variable is set to 0</text:p>
                    </text:list-item>
                    <text:list-item>
                      <text:p text:style-name="P106">penguinParent variable is set to false</text:p>
                    </text:list-item>
                    <text:list-item>
                      <text:p text:style-name="P106">tigerParent variable is set to false</text:p>
                    </text:list-item>
                    <text:list-item>
                      <text:p text:style-name="P106">turtleParent variable is set to false</text:p>
                    </text:list-item>
                  </text:list>
                </text:list-item>
                <text:list-item>
                  <text:p text:style-name="P106"><text:soft-page-break/>If bank account balance drops to 0 or below at the end of any day, user loses the game and a message stating they went bankrupt is printed to the console</text:p>
                  <text:list>
                    <text:list-item>
                      <text:p text:style-name="P106">State is set to false and game is exited</text:p>
                    </text:list-item>
                  </text:list>
                </text:list-item>
                <text:list-item>
                  <text:p text:style-name="P106">If bank account balance goes above 50 million at the end of any day, user wins the game and a message stating they retired is printed</text:p>
                  <text:list>
                    <text:list-item>
                      <text:p text:style-name="P106">State is set to false and game is exited</text:p>
                    </text:list-item>
                  </text:list>
                </text:list-item>
              </text:list>
            </text:list-item>
          </text:list>
        </text:list-item>
      </text:list>
      <text:p text:style-name="P31"/>
      <text:p text:style-name="P30"><text:span text:style-name="T6">Zoo</text:span><text:span text:style-name="T5"> </text:span><text:span text:style-name="T4">Class:</text:span> Used to <text:span text:style-name="T13">implement Zoo Tycoon. Main() takes a back seat and uses the Zoo class to call all supporting functions to play the game.</text:span></text:p>
      <text:p text:style-name="P8"><text:tab/></text:p>
      <table:table table:name="Table2" table:style-name="Table2">
        <table:table-column table:style-name="Table2.A"/>
        <table:table-column table:style-name="Table2.B"/>
        <table:table-row>
          <table:table-cell table:style-name="Table2.A1" office:value-type="string">
            <text:p text:style-name="P69">Variables:</text:p>
          </table:table-cell>
          <table:table-cell table:style-name="Table2.B1" office:value-type="string">
            <text:p text:style-name="P69">Functions:</text:p>
          </table:table-cell>
        </table:table-row>
        <table:table-row>
          <table:table-cell table:style-name="Table2.A2" office:value-type="string">
            <text:p text:style-name="P69">Ifstream inFile</text:p>
          </table:table-cell>
          <table:table-cell table:style-name="Table2.B2" office:value-type="string">
            <text:p text:style-name="P70">Zoo()</text:p>
          </table:table-cell>
        </table:table-row>
        <table:table-row>
          <table:table-cell table:style-name="Table2.A2" office:value-type="string">
            <text:p text:style-name="P69">Ofstream outFile</text:p>
          </table:table-cell>
          <table:table-cell table:style-name="Table2.B2" office:value-type="string">
            <text:p text:style-name="P70">~Zoo()</text:p>
          </table:table-cell>
        </table:table-row>
        <table:table-row>
          <table:table-cell table:style-name="Table2.A2" office:value-type="string">
            <text:p text:style-name="P69">String message</text:p>
          </table:table-cell>
          <table:table-cell table:style-name="Table2.B2" office:value-type="string">
            <text:p text:style-name="P70">Bool mainMenu()</text:p>
          </table:table-cell>
        </table:table-row>
        <table:table-row>
          <table:table-cell table:style-name="Table2.A2" office:value-type="string">
            <text:p text:style-name="P69">Bool penguinParent</text:p>
          </table:table-cell>
          <table:table-cell table:style-name="Table2.B2" office:value-type="string">
            <text:p text:style-name="P70">Void run()</text:p>
          </table:table-cell>
        </table:table-row>
        <table:table-row>
          <table:table-cell table:style-name="Table2.A2" office:value-type="string">
            <text:p text:style-name="P76">tigerParent</text:p>
          </table:table-cell>
          <table:table-cell table:style-name="Table2.B2" office:value-type="string">
            <text:p text:style-name="P70">Void randomevent()</text:p>
          </table:table-cell>
        </table:table-row>
        <table:table-row>
          <table:table-cell table:style-name="Table2.A2" office:value-type="string">
            <text:p text:style-name="P76">turtleParent</text:p>
          </table:table-cell>
          <table:table-cell table:style-name="Table2.B2" office:value-type="string">
            <text:p text:style-name="P70">Void sickness()</text:p>
          </table:table-cell>
        </table:table-row>
        <table:table-row>
          <table:table-cell table:style-name="Table2.A2" office:value-type="string">
            <text:p text:style-name="P70">Long bankBalance</text:p>
          </table:table-cell>
          <table:table-cell table:style-name="Table2.B2" office:value-type="string">
            <text:p text:style-name="P70">Void boom()</text:p>
          </table:table-cell>
        </table:table-row>
        <table:table-row>
          <table:table-cell table:style-name="Table2.A2" office:value-type="string">
            <text:p text:style-name="P70">Int dayNumer</text:p>
          </table:table-cell>
          <table:table-cell table:style-name="Table2.B2" office:value-type="string">
            <text:p text:style-name="P70">Void babyBorn()</text:p>
          </table:table-cell>
        </table:table-row>
        <table:table-row>
          <table:table-cell table:style-name="Table2.A2" office:value-type="string">
            <text:p text:style-name="P74">bonus</text:p>
          </table:table-cell>
          <table:table-cell table:style-name="Table2.B2" office:value-type="string">
            <text:p text:style-name="P70">Void addPenguin()</text:p>
          </table:table-cell>
        </table:table-row>
        <table:table-row>
          <table:table-cell table:style-name="Table2.A2" office:value-type="string">
            <text:p text:style-name="P74">numPenguins</text:p>
          </table:table-cell>
          <table:table-cell table:style-name="Table2.B2" office:value-type="string">
            <text:p text:style-name="P70">Void addTiger()</text:p>
          </table:table-cell>
        </table:table-row>
        <table:table-row>
          <table:table-cell table:style-name="Table2.A2" office:value-type="string">
            <text:p text:style-name="P74">numTigers</text:p>
          </table:table-cell>
          <table:table-cell table:style-name="Table2.B2" office:value-type="string">
            <text:p text:style-name="P70">Void addTurtle()</text:p>
          </table:table-cell>
        </table:table-row>
        <table:table-row>
          <table:table-cell table:style-name="Table2.A2" office:value-type="string">
            <text:p text:style-name="P74">numTurtles</text:p>
          </table:table-cell>
          <table:table-cell table:style-name="Table2.B2" office:value-type="string">
            <text:p text:style-name="P70">Void removePenguin()</text:p>
          </table:table-cell>
        </table:table-row>
        <table:table-row>
          <table:table-cell table:style-name="Table2.A2" office:value-type="string">
            <text:p text:style-name="P74">penguinArraySize</text:p>
          </table:table-cell>
          <table:table-cell table:style-name="Table2.B2" office:value-type="string">
            <text:p text:style-name="P70">Void removeTiger()</text:p>
          </table:table-cell>
        </table:table-row>
        <table:table-row>
          <table:table-cell table:style-name="Table2.A2" office:value-type="string">
            <text:p text:style-name="P74">tigerArraySize</text:p>
          </table:table-cell>
          <table:table-cell table:style-name="Table2.B2" office:value-type="string">
            <text:p text:style-name="P70">Void removeTurtle()</text:p>
          </table:table-cell>
        </table:table-row>
        <table:table-row>
          <table:table-cell table:style-name="Table2.A2" office:value-type="string">
            <text:p text:style-name="P74">TurtleArraySize</text:p>
          </table:table-cell>
          <table:table-cell table:style-name="Table2.B2" office:value-type="string">
            <text:p text:style-name="P70">Int dailyCost()</text:p>
          </table:table-cell>
        </table:table-row>
        <table:table-row>
          <table:table-cell table:style-name="Table2.A2" office:value-type="string">
            <text:p text:style-name="P70">Animal** penguinList</text:p>
          </table:table-cell>
          <table:table-cell table:style-name="Table2.B2" office:value-type="string">
            <text:p text:style-name="P70">Int dailyPayoff()</text:p>
          </table:table-cell>
        </table:table-row>
        <table:table-row>
          <table:table-cell table:style-name="Table2.A2" office:value-type="string">
            <text:p text:style-name="P77">tigerList</text:p>
          </table:table-cell>
          <table:table-cell table:style-name="Table2.B2" office:value-type="string">
            <text:p text:style-name="P70">Void ageAnimals()</text:p>
          </table:table-cell>
        </table:table-row>
        <table:table-row>
          <table:table-cell table:style-name="Table2.A2" office:value-type="string">
            <text:p text:style-name="P77">turtleList</text:p>
          </table:table-cell>
          <table:table-cell table:style-name="Table2.B2" office:value-type="string">
            <text:p text:style-name="P70">Void checkIfAdult()</text:p>
          </table:table-cell>
        </table:table-row>
        <table:table-row>
          <table:table-cell table:style-name="Table2.A2" office:value-type="string">
            <text:p text:style-name="P77"/>
          </table:table-cell>
          <table:table-cell table:style-name="Table2.B2" office:value-type="string">
            <text:p text:style-name="P71">Void endOfDay()</text:p>
          </table:table-cell>
        </table:table-row>
        <table:table-row>
          <table:table-cell table:style-name="Table2.A2" office:value-type="string">
            <text:p text:style-name="P77"/>
          </table:table-cell>
          <table:table-cell table:style-name="Table2.B2" office:value-type="string">
            <text:p text:style-name="P71">Void buyAdult()</text:p>
          </table:table-cell>
        </table:table-row>
      </table:table>
      <text:p text:style-name="P8"><text:tab/><text:tab/><text:tab/><text:tab/><text:tab/><text:tab/></text:p>
      <text:p text:style-name="P7"/>
      <text:p text:style-name="P9"><text:span text:style-name="T6">Animal</text:span><text:span text:style-name="T4"> Class:</text:span> <text:span text:style-name="T14">Used to store info about a Animal object</text:span>. </text:p>
      <text:p text:style-name="P1"><text:tab/></text:p>
      <table:table table:name="Table4" table:style-name="Table4">
        <table:table-column table:style-name="Table4.A"/>
        <table:table-column table:style-name="Table4.B"/>
        <table:table-row>
          <table:table-cell table:style-name="Table4.A1" office:value-type="string">
            <text:p text:style-name="P71">Variables:</text:p>
          </table:table-cell>
          <table:table-cell table:style-name="Table4.B1" office:value-type="string">
            <text:p text:style-name="P71">Functions:</text:p>
          </table:table-cell>
        </table:table-row>
        <table:table-row>
          <table:table-cell table:style-name="Table4.A2" office:value-type="string">
            <text:p text:style-name="P71">Const int BASE_FOOD_COST</text:p>
          </table:table-cell>
          <table:table-cell table:style-name="Table4.B2" office:value-type="string">
            <text:p text:style-name="P71">Animal()</text:p>
          </table:table-cell>
        </table:table-row>
        <table:table-row>
          <table:table-cell table:style-name="Table4.A2" office:value-type="string">
            <text:p text:style-name="P71">Int age</text:p>
          </table:table-cell>
          <table:table-cell table:style-name="Table4.B2" office:value-type="string">
            <text:p text:style-name="P71">Int getAge()</text:p>
          </table:table-cell>
        </table:table-row>
        <table:table-row>
          <table:table-cell table:style-name="Table4.A2" office:value-type="string">
            <text:p text:style-name="P75">cost</text:p>
          </table:table-cell>
          <table:table-cell table:style-name="Table4.B2" office:value-type="string">
            <text:p text:style-name="P71">Void setAge(int)</text:p>
          </table:table-cell>
        </table:table-row>
        <text:soft-page-break/>
        <table:table-row>
          <table:table-cell table:style-name="Table4.A2" office:value-type="string">
            <text:p text:style-name="P75">numberOfBabies</text:p>
          </table:table-cell>
          <table:table-cell table:style-name="Table4.B2" office:value-type="string">
            <text:p text:style-name="P71">Int getCost()</text:p>
          </table:table-cell>
        </table:table-row>
        <table:table-row>
          <table:table-cell table:style-name="Table4.A2" office:value-type="string">
            <text:p text:style-name="P75">payoff</text:p>
          </table:table-cell>
          <table:table-cell table:style-name="Table4.B2" office:value-type="string">
            <text:p text:style-name="P71">Int getNumberOfBabies()</text:p>
          </table:table-cell>
        </table:table-row>
        <table:table-row>
          <table:table-cell table:style-name="Table4.A2" office:value-type="string">
            <text:p text:style-name="P66"/>
          </table:table-cell>
          <table:table-cell table:style-name="Table4.B2" office:value-type="string">
            <text:p text:style-name="P71">Virtual int getDailyFoodCost()</text:p>
          </table:table-cell>
        </table:table-row>
        <table:table-row>
          <table:table-cell table:style-name="Table4.A2" office:value-type="string">
            <text:p text:style-name="P66"/>
          </table:table-cell>
          <table:table-cell table:style-name="Table4.B2" office:value-type="string">
            <text:p text:style-name="P71">Virtual int getPayOff()</text:p>
          </table:table-cell>
        </table:table-row>
        <table:table-row>
          <table:table-cell table:style-name="Table4.A2" office:value-type="string">
            <text:p text:style-name="P66"/>
          </table:table-cell>
          <table:table-cell table:style-name="Table4.B2" office:value-type="string">
            <text:p text:style-name="P71">Void increaseAge()</text:p>
          </table:table-cell>
        </table:table-row>
      </table:table>
      <text:p text:style-name="P4"/>
      <text:p text:style-name="P6">***Functions getDailyFoodCost() and getPayoff() are virtual functions and will be overridden by the derived classes function.</text:p>
      <text:p text:style-name="P12"/>
      <text:p text:style-name="P10"><text:span text:style-name="T6">Penguin</text:span><text:span text:style-name="T4"> Class:</text:span> Used to <text:span text:style-name="T14">store info about a Penguin object</text:span>. <text:span text:style-name="T28">Derived from Animal class</text:span></text:p>
      <text:p text:style-name="P2"><text:tab/></text:p>
      <table:table table:name="Table5" table:style-name="Table5">
        <table:table-column table:style-name="Table5.A"/>
        <table:table-column table:style-name="Table5.B"/>
        <table:table-row>
          <table:table-cell table:style-name="Table5.A1" office:value-type="string">
            <text:p text:style-name="P72">Variables:</text:p>
          </table:table-cell>
          <table:table-cell table:style-name="Table5.B1" office:value-type="string">
            <text:p text:style-name="P72">Functions:</text:p>
          </table:table-cell>
        </table:table-row>
        <table:table-row>
          <table:table-cell table:style-name="Table5.A2" office:value-type="string">
            <text:p text:style-name="P66">***<text:span text:style-name="T28">Inherits Animal variables</text:span></text:p>
          </table:table-cell>
          <table:table-cell table:style-name="Table5.B2" office:value-type="string">
            <text:p text:style-name="P68">***<text:span text:style-name="T28">Inherits Animal functions</text:span></text:p>
          </table:table-cell>
        </table:table-row>
        <table:table-row>
          <table:table-cell table:style-name="Table5.A2" office:value-type="string">
            <text:p text:style-name="P66"/>
          </table:table-cell>
          <table:table-cell table:style-name="Table5.B2" office:value-type="string">
            <text:p text:style-name="P72">Penguin()</text:p>
          </table:table-cell>
        </table:table-row>
        <table:table-row>
          <table:table-cell table:style-name="Table5.A2" office:value-type="string">
            <text:p text:style-name="P66"/>
          </table:table-cell>
          <table:table-cell table:style-name="Table5.B2" office:value-type="string">
            <text:p text:style-name="P72">Int getDailyFoodCost()</text:p>
          </table:table-cell>
        </table:table-row>
        <table:table-row>
          <table:table-cell table:style-name="Table5.A2" office:value-type="string">
            <text:p text:style-name="P66"/>
          </table:table-cell>
          <table:table-cell table:style-name="Table5.B2" office:value-type="string">
            <text:p text:style-name="P72">Int getPayoff()</text:p>
          </table:table-cell>
        </table:table-row>
      </table:table>
      <text:p text:style-name="P5"/>
      <text:p text:style-name="P14"/>
      <text:p text:style-name="P11"><text:span text:style-name="T6">Tiger</text:span><text:span text:style-name="T4"> Class:</text:span> Used to <text:span text:style-name="T14">store info about a Tiger object</text:span>. <text:span text:style-name="T28">Derived from Animal class</text:span></text:p>
      <text:p text:style-name="P3"><text:tab/></text:p>
      <table:table table:name="Table6" table:style-name="Table6">
        <table:table-column table:style-name="Table6.A"/>
        <table:table-column table:style-name="Table6.B"/>
        <table:table-row>
          <table:table-cell table:style-name="Table6.A1" office:value-type="string">
            <text:p text:style-name="P72">Variables:</text:p>
          </table:table-cell>
          <table:table-cell table:style-name="Table6.B1" office:value-type="string">
            <text:p text:style-name="P72">Functions:</text:p>
          </table:table-cell>
        </table:table-row>
        <table:table-row>
          <table:table-cell table:style-name="Table6.A2" office:value-type="string">
            <text:p text:style-name="P68">***<text:span text:style-name="T28">Inherits Animal variables</text:span></text:p>
          </table:table-cell>
          <table:table-cell table:style-name="Table6.B2" office:value-type="string">
            <text:p text:style-name="P68">***<text:span text:style-name="T28">Inherits Animal functions</text:span></text:p>
          </table:table-cell>
        </table:table-row>
        <table:table-row>
          <table:table-cell table:style-name="Table6.A2" office:value-type="string">
            <text:p text:style-name="P67"/>
          </table:table-cell>
          <table:table-cell table:style-name="Table6.B2" office:value-type="string">
            <text:p text:style-name="P73">Tiger()</text:p>
          </table:table-cell>
        </table:table-row>
        <table:table-row>
          <table:table-cell table:style-name="Table6.A2" office:value-type="string">
            <text:p text:style-name="P67"/>
          </table:table-cell>
          <table:table-cell table:style-name="Table6.B2" office:value-type="string">
            <text:p text:style-name="P72">Int getDailyFoodCost()</text:p>
          </table:table-cell>
        </table:table-row>
        <table:table-row>
          <table:table-cell table:style-name="Table6.A2" office:value-type="string">
            <text:p text:style-name="P67"/>
          </table:table-cell>
          <table:table-cell table:style-name="Table6.B2" office:value-type="string">
            <text:p text:style-name="P72">Int getPayoff()</text:p>
          </table:table-cell>
        </table:table-row>
      </table:table>
      <text:p text:style-name="P3"/>
      <text:p text:style-name="P107"/>
      <text:p text:style-name="P11"><text:span text:style-name="T6">Turtle</text:span><text:span text:style-name="T4"> Class:</text:span> Used to <text:span text:style-name="T14">store info about a Turtle object</text:span>. <text:span text:style-name="T28">Derived from Animal class</text:span></text:p>
      <text:p text:style-name="P3"><text:tab/></text:p>
      <table:table table:name="Table7" table:style-name="Table7">
        <table:table-column table:style-name="Table7.A"/>
        <table:table-column table:style-name="Table7.B"/>
        <table:table-row>
          <table:table-cell table:style-name="Table7.A1" office:value-type="string">
            <text:p text:style-name="P72">Variables:</text:p>
          </table:table-cell>
          <table:table-cell table:style-name="Table7.B1" office:value-type="string">
            <text:p text:style-name="P72">Functions:</text:p>
          </table:table-cell>
        </table:table-row>
        <table:table-row>
          <table:table-cell table:style-name="Table7.A2" office:value-type="string">
            <text:p text:style-name="P68">***<text:span text:style-name="T28">Inherits Animal variables</text:span></text:p>
          </table:table-cell>
          <table:table-cell table:style-name="Table7.B2" office:value-type="string">
            <text:p text:style-name="P68">***<text:span text:style-name="T28">Inherits Animal functions</text:span></text:p>
          </table:table-cell>
        </table:table-row>
        <table:table-row>
          <table:table-cell table:style-name="Table7.A2" office:value-type="string">
            <text:p text:style-name="P67"/>
          </table:table-cell>
          <table:table-cell table:style-name="Table7.B2" office:value-type="string">
            <text:p text:style-name="P73">Turtle()</text:p>
          </table:table-cell>
        </table:table-row>
        <table:table-row>
          <table:table-cell table:style-name="Table7.A2" office:value-type="string">
            <text:p text:style-name="P67"/>
          </table:table-cell>
          <table:table-cell table:style-name="Table7.B2" office:value-type="string">
            <text:p text:style-name="P72">Int getDailyFoodCost()</text:p>
          </table:table-cell>
        </table:table-row>
        <table:table-row>
          <table:table-cell table:style-name="Table7.A2" office:value-type="string">
            <text:p text:style-name="P67"/>
          </table:table-cell>
          <table:table-cell table:style-name="Table7.B2" office:value-type="string">
            <text:p text:style-name="P72">Int getPayoff()</text:p>
          </table:table-cell>
        </table:table-row>
      </table:table>
      <text:list xml:id="list2690653769" text:style-name="L2">
        <text:list-header>
          <text:p text:style-name="P108"/>
        </text:list-header>
      </text:list>
      <text:p text:style-name="P13"/>
      <text:p text:style-name="P13"/>
      <text:p text:style-name="P13">Menu Function: The menu functions print out greetings, instructions and options to the user. <text:span text:style-name="T9">The functions will get input from the user and return the appropriate bool to the main().</text:span></text:p>
      <text:p text:style-name="P13"/>
      <text:p text:style-name="P15">Validation Function: The validation function will receive input from the user, check that the input is the correct data type, check if the input is within the specified range, and if it fails these test, the user will be prompted to enter a valid input. The validation functions will return a value of the indicated type back to the main() after all the tests are passed.</text:p>
      <text:p text:style-name="P16"><text:soft-page-break/>Test Plan for integerValidation()</text:p>
      <text:p text:style-name="P1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Test Case</text:p>
          </table:table-cell>
          <table:table-cell table:style-name="Table1.A1" office:value-type="string">
            <text:p text:style-name="P34">Input Value</text:p>
          </table:table-cell>
          <table:table-cell table:style-name="Table1.A1" office:value-type="string">
            <text:p text:style-name="P34">Expected Result</text:p>
          </table:table-cell>
          <table:table-cell table:style-name="Table1.D1" office:value-type="string">
            <text:p text:style-name="P34">Observed Result</text:p>
          </table:table-cell>
        </table:table-row>
        <table:table-row>
          <table:table-cell table:style-name="Table1.A2" office:value-type="string">
            <text:p text:style-name="P37">Char</text:p>
          </table:table-cell>
          <table:table-cell table:style-name="Table1.A2" office:value-type="string">
            <text:p text:style-name="P37">A, c, +, .</text:p>
          </table:table-cell>
          <table:table-cell table:style-name="Table1.A2" office:value-type="string">
            <text:p text:style-name="P38">“<text:span text:style-name="T1">Please enter a valid integer.”</text:span></text:p>
          </table:table-cell>
          <table:table-cell table:style-name="Table1.D2" office:value-type="string">
            <text:p text:style-name="P39">“<text:span text:style-name="T1">Please enter a valid integer.”</text:span></text:p>
          </table:table-cell>
        </table:table-row>
        <table:table-row>
          <table:table-cell table:style-name="Table1.A2" office:value-type="string">
            <text:p text:style-name="P37">String</text:p>
          </table:table-cell>
          <table:table-cell table:style-name="Table1.A2" office:value-type="string">
            <text:p text:style-name="P37">Four, .five, <text:span text:style-name="T2">yes</text:span></text:p>
          </table:table-cell>
          <table:table-cell table:style-name="Table1.A2" office:value-type="string">
            <text:p text:style-name="P40">“<text:span text:style-name="T1">Please enter a valid integer.”</text:span></text:p>
          </table:table-cell>
          <table:table-cell table:style-name="Table1.D2" office:value-type="string">
            <text:p text:style-name="P40">“<text:span text:style-name="T1">Please enter a valid integer.”</text:span></text:p>
          </table:table-cell>
        </table:table-row>
        <table:table-row>
          <table:table-cell table:style-name="Table1.A2" office:value-type="string">
            <text:p text:style-name="P37">Float</text:p>
          </table:table-cell>
          <table:table-cell table:style-name="Table1.A2" office:value-type="string">
            <text:p text:style-name="P37">6.31, 07.0, <text:span text:style-name="T2">8.8</text:span></text:p>
          </table:table-cell>
          <table:table-cell table:style-name="Table1.A2" office:value-type="string">
            <text:p text:style-name="P40">“<text:span text:style-name="T1">Please enter a valid integer.”</text:span></text:p>
          </table:table-cell>
          <table:table-cell table:style-name="Table1.D2" office:value-type="string">
            <text:p text:style-name="P40">“<text:span text:style-name="T1">Please enter a valid integer.”</text:span></text:p>
          </table:table-cell>
        </table:table-row>
        <table:table-row>
          <table:table-cell table:style-name="Table1.A2" office:value-type="string">
            <text:p text:style-name="P41">&lt; Min </text:p>
            <text:p text:style-name="P41">(set at <text:span text:style-name="T15">1</text:span>)</text:p>
          </table:table-cell>
          <table:table-cell table:style-name="Table1.A2" office:value-type="string">
            <text:p text:style-name="P41">0, -<text:span text:style-name="T15">1</text:span>, -5</text:p>
          </table:table-cell>
          <table:table-cell table:style-name="Table1.A2" office:value-type="string">
            <text:p text:style-name="P40">“<text:span text:style-name="T1">Please enter a valid integer.”</text:span></text:p>
          </table:table-cell>
          <table:table-cell table:style-name="Table1.D2" office:value-type="string">
            <text:p text:style-name="P40">“<text:span text:style-name="T1">Please enter a valid integer.”</text:span></text:p>
          </table:table-cell>
        </table:table-row>
        <table:table-row>
          <table:table-cell table:style-name="Table1.A2" office:value-type="string">
            <text:p text:style-name="P41">&gt; Max</text:p>
            <text:p text:style-name="P41">(set at <text:span text:style-name="T35">4</text:span>)</text:p>
          </table:table-cell>
          <table:table-cell table:style-name="Table1.A2" office:value-type="string">
            <text:p text:style-name="P41"><text:span text:style-name="T35">5</text:span>, <text:span text:style-name="T15">9999</text:span></text:p>
          </table:table-cell>
          <table:table-cell table:style-name="Table1.A2" office:value-type="string">
            <text:p text:style-name="P40">“<text:span text:style-name="T1">Please enter a valid integer.”</text:span></text:p>
          </table:table-cell>
          <table:table-cell table:style-name="Table1.D2" office:value-type="string">
            <text:p text:style-name="P40">“<text:span text:style-name="T1">Please enter a valid integer.”</text:span></text:p>
          </table:table-cell>
        </table:table-row>
        <table:table-row>
          <table:table-cell table:style-name="Table1.A2" office:value-type="string">
            <text:p text:style-name="P42">Lower limit</text:p>
            <text:p text:style-name="P43">(min=<text:span text:style-name="T15">1</text:span>)</text:p>
          </table:table-cell>
          <table:table-cell table:style-name="Table1.A2" office:value-type="string">
            <text:p text:style-name="P44">1</text:p>
          </table:table-cell>
          <table:table-cell table:style-name="Table1.A2" office:value-type="string">
            <text:p text:style-name="P42">Function accept and return value to main()</text:p>
          </table:table-cell>
          <table:table-cell table:style-name="Table1.D2" office:value-type="string">
            <text:p text:style-name="P42">Function accepted <text:span text:style-name="T35">1</text:span> and returned <text:span text:style-name="T35">1</text:span> to main()</text:p>
          </table:table-cell>
        </table:table-row>
        <table:table-row>
          <table:table-cell table:style-name="Table1.A2" office:value-type="string">
            <text:p text:style-name="P42">Upper limit</text:p>
            <text:p text:style-name="P43">(max=<text:span text:style-name="T35">2</text:span>)</text:p>
          </table:table-cell>
          <table:table-cell table:style-name="Table1.A2" office:value-type="string">
            <text:p text:style-name="P58">2</text:p>
          </table:table-cell>
          <table:table-cell table:style-name="Table1.A2" office:value-type="string">
            <text:p text:style-name="P42">Function accept and return value to main()</text:p>
          </table:table-cell>
          <table:table-cell table:style-name="Table1.D2" office:value-type="string">
            <text:p text:style-name="P42">Function accepted 2 and returned 2 to main()</text:p>
          </table:table-cell>
        </table:table-row>
      </table:table>
      <text:p text:style-name="P19"/>
      <text:p text:style-name="P19"/>
      <text:p text:style-name="P17">Test Plan fo<text:span text:style-name="T10">r Zoo Tycoon</text:span></text:p>
      <text:p text:style-name="P17"/>
      <table:table table:name="Table3" table:style-name="Table3">
        <table:table-column table:style-name="Table3.A"/>
        <table:table-column table:style-name="Table3.B"/>
        <table:table-column table:style-name="Table3.C"/>
        <table:table-row>
          <table:table-cell table:style-name="Table3.A1" office:value-type="string">
            <text:p text:style-name="P35">Test Case</text:p>
          </table:table-cell>
          <table:table-cell table:style-name="Table3.A1" office:value-type="string">
            <text:p text:style-name="P36">Description</text:p>
          </table:table-cell>
          <table:table-cell table:style-name="Table3.C1" office:value-type="string">
            <text:p text:style-name="P35">Expected Result</text:p>
          </table:table-cell>
        </table:table-row>
        <table:table-row>
          <table:table-cell table:style-name="Table3.A2" office:value-type="string">
            <text:p text:style-name="P49">Penguin Object Creation</text:p>
          </table:table-cell>
          <table:table-cell table:style-name="Table3.A2" office:value-type="string">
            <text:p text:style-name="P54">Create a new Penguin</text:p>
          </table:table-cell>
          <table:table-cell table:style-name="Table3.C2" office:value-type="string">
            <text:p text:style-name="P54">1. Penguin object should be added on the heap</text:p>
            <text:p text:style-name="P54">2. Penguin member variables should be set to values in constructor</text:p>
            <text:p text:style-name="P54">3. penguinList should have a pointer pointing to the new Penguin object</text:p>
            <text:p text:style-name="P54">4. numPenguins should be incremented to account for the new penguin</text:p>
          </table:table-cell>
        </table:table-row>
        <table:table-row>
          <table:table-cell table:style-name="Table3.A2" office:value-type="string">
            <text:p text:style-name="P49">Tiger Object Creation</text:p>
          </table:table-cell>
          <table:table-cell table:style-name="Table3.A2" office:value-type="string">
            <text:p text:style-name="P54">Create a new Tiger</text:p>
          </table:table-cell>
          <table:table-cell table:style-name="Table3.C2" office:value-type="string">
            <text:p text:style-name="P54">1. <text:span text:style-name="T31">Tiger</text:span> object should be added on the heap</text:p>
            <text:p text:style-name="P54">2. <text:span text:style-name="T31">Tiger</text:span> member variables should be set to values in constructor</text:p>
            <text:p text:style-name="P54">3. <text:span text:style-name="T31">tiger</text:span>List should have a pointer pointing to the new <text:span text:style-name="T31">Tiger</text:span> object</text:p>
            <text:p text:style-name="P54">4. num<text:span text:style-name="T31">Tigers</text:span> should be incremented to account for the new <text:span text:style-name="T31">Tiger</text:span></text:p>
          </table:table-cell>
        </table:table-row>
        <table:table-row>
          <table:table-cell table:style-name="Table3.A2" office:value-type="string">
            <text:p text:style-name="P49">Turtle Object Creation</text:p>
          </table:table-cell>
          <table:table-cell table:style-name="Table3.A2" office:value-type="string">
            <text:p text:style-name="P54">Create a new Turtle</text:p>
          </table:table-cell>
          <table:table-cell table:style-name="Table3.C2" office:value-type="string">
            <text:p text:style-name="P54">1. <text:span text:style-name="T31">Turtle</text:span> object should be added on the heap</text:p>
            <text:p text:style-name="P54">2. <text:span text:style-name="T31">Turtle</text:span> member variables should be set to values in constructor</text:p>
            <text:p text:style-name="P54">3. <text:span text:style-name="T31">turtle</text:span>List should have a pointer pointing to the new <text:span text:style-name="T31">Turtle</text:span> object</text:p>
            <text:p text:style-name="P54">4. num<text:span text:style-name="T31">Turtles</text:span> should be incremented to account for the new <text:span text:style-name="T31">Turtle</text:span></text:p>
          </table:table-cell>
        </table:table-row>
        <table:table-row>
          <table:table-cell table:style-name="Table3.A2" office:value-type="string">
            <text:p text:style-name="P45">Number of <text:span text:style-name="T29">Penguins</text:span></text:p>
          </table:table-cell>
          <table:table-cell table:style-name="Table3.A2" office:value-type="string">
            <text:p text:style-name="P55">1. Minimal number of penguins</text:p>
            <text:p text:style-name="P55"/>
            <text:p text:style-name="P55">2. Buy 11 penguins</text:p>
            <text:p text:style-name="P55"/>
            <text:p text:style-name="P55">3. Buy 50 penguins</text:p>
          </table:table-cell>
          <table:table-cell table:style-name="Table3.C2" office:value-type="string">
            <text:p text:style-name="P55">1. Minimum penguins should be 0. The number of penguins should not be allowed to become negative</text:p>
            <text:p text:style-name="P55"/>
            <text:p text:style-name="P55">2. Array holding penguins should resize to 20 when 11 penguins are purchased. No memory issues should appear.</text:p>
            <text:p text:style-name="P55"/>
            <text:p text:style-name="P55">3. Array holding penguins should resize to <text:s/>80 when there are 50 penguins purchases. No memory issues should appear.</text:p>
          </table:table-cell>
        </table:table-row>
        <text:soft-page-break/>
        <table:table-row>
          <table:table-cell table:style-name="Table3.A2" office:value-type="string">
            <text:p text:style-name="P45">Number of <text:span text:style-name="T29">Tigers</text:span></text:p>
          </table:table-cell>
          <table:table-cell table:style-name="Table3.A2" office:value-type="string">
            <text:p text:style-name="P55">1. Minimal number of tigers</text:p>
            <text:p text:style-name="P55"/>
            <text:p text:style-name="P55">2. Buy 11 tigers</text:p>
            <text:p text:style-name="P55"/>
            <text:p text:style-name="P55">3. Buy 50 tigers</text:p>
          </table:table-cell>
          <table:table-cell table:style-name="Table3.C2" office:value-type="string">
            <text:p text:style-name="P55">1. Minimum tigers should be 0. The number of tigers should not be allowed to become negative</text:p>
            <text:p text:style-name="P55"/>
            <text:p text:style-name="P55">2. Array holding tigers should resize to 20 when 11 tigers are purchased. No memory issues should appear.</text:p>
            <text:p text:style-name="P55"/>
            <text:p text:style-name="P55">3. Array holding tigers should resize to <text:s/>80 when there are 50 tigers purchases. No memory issues should appear.</text:p>
          </table:table-cell>
        </table:table-row>
        <table:table-row>
          <table:table-cell table:style-name="Table3.A2" office:value-type="string">
            <text:p text:style-name="P45">Number of <text:span text:style-name="T29">Turtles</text:span></text:p>
          </table:table-cell>
          <table:table-cell table:style-name="Table3.A2" office:value-type="string">
            <text:p text:style-name="P55">1. Minimal number of turtles</text:p>
            <text:p text:style-name="P55"/>
            <text:p text:style-name="P55">2. Buy 11 turtles</text:p>
            <text:p text:style-name="P55"/>
            <text:p text:style-name="P55">3. Buy 50 turtles</text:p>
          </table:table-cell>
          <table:table-cell table:style-name="Table3.C2" office:value-type="string">
            <text:p text:style-name="P55">1. Minimum turtles should be 0. The number of turtles should not be allowed to become negative</text:p>
            <text:p text:style-name="P55"/>
            <text:p text:style-name="P55">2. Array holding turtles should resize to 20 when 11 turtles are purchased. No memory issues should appear.</text:p>
            <text:p text:style-name="P55"/>
            <text:p text:style-name="P55">3. Array holding turtles should resize to <text:s/>80 when there are 50 turtles purchases. No memory issues should appear.</text:p>
          </table:table-cell>
        </table:table-row>
        <table:table-row>
          <table:table-cell table:style-name="Table3.A2" office:value-type="string">
            <text:p text:style-name="P46">Memory Leak</text:p>
          </table:table-cell>
          <table:table-cell table:style-name="Table3.A2" office:value-type="string">
            <text:p text:style-name="P46">1. Start and run program using valgrind. </text:p>
            <text:p text:style-name="P50">Buy 2 penguins</text:p>
            <text:p text:style-name="P50">Buy 2 tigers</text:p>
            <text:p text:style-name="P50">Buy 2 turtles</text:p>
            <text:p text:style-name="P50">Don’t buy anymore animals</text:p>
            <text:p text:style-name="P50">Play for 10 days</text:p>
            <text:p text:style-name="P60">Quit</text:p>
            <text:p text:style-name="P47"/>
            <text:p text:style-name="P47">2. <text:span text:style-name="T17">Start and run program using valgrind. </text:span></text:p>
            <text:p text:style-name="P50">Buy 2 penguins</text:p>
            <text:p text:style-name="P50">Buy 2 tigers</text:p>
            <text:p text:style-name="P50">Buy 2 turtles</text:p>
            <text:p text:style-name="P50">Continue to play until the number of each animal is &gt; 50</text:p>
            <text:p text:style-name="P60">Quit</text:p>
            <text:p text:style-name="P47"/>
            <text:p text:style-name="P46"><text:span text:style-name="T16">3</text:span>. Start program and immediately quit.</text:p>
          </table:table-cell>
          <table:table-cell table:style-name="Table3.C2" office:value-type="string">
            <text:p text:style-name="P46">There should be no memory leaks for <text:span text:style-name="T16">any</text:span> of these cases.</text:p>
          </table:table-cell>
        </table:table-row>
        <table:table-row>
          <table:table-cell table:style-name="Table3.A2" office:value-type="string">
            <text:p text:style-name="P53">Random Even<text:span text:style-name="T36">t</text:span></text:p>
          </table:table-cell>
          <table:table-cell table:style-name="Table3.A2" office:value-type="string">
            <text:p text:style-name="P59">Random event is called every “day”</text:p>
          </table:table-cell>
          <table:table-cell table:style-name="Table3.C2" office:value-type="string">
            <text:p text:style-name="P59">1. Events chosen should be randomly distributed</text:p>
            <text:p text:style-name="P59"/>
            <text:p text:style-name="P59">2. <text:span text:style-name="T37">Random number generator should only output numbers between 0 and 3</text:span></text:p>
            <text:p text:style-name="P59"/>
            <text:p text:style-name="P60">3. Switch statement should correctly choose which event happens based on the random number</text:p>
          </table:table-cell>
        </table:table-row>
        <table:table-row>
          <table:table-cell table:style-name="Table3.A2" office:value-type="string">
            <text:p text:style-name="P53">Sickness</text:p>
          </table:table-cell>
          <table:table-cell table:style-name="Table3.A2" office:value-type="string">
            <text:p text:style-name="P60">RandomEvent() chooses the sickness event</text:p>
            <text:p text:style-name="P60"/>
            <text:p text:style-name="P60">1. A penguin gets sick</text:p>
            <text:p text:style-name="P60"/>
            <text:p text:style-name="P60">2. A tiger gets sick</text:p>
            <text:p text:style-name="P60"/>
            <text:p text:style-name="P60"><text:soft-page-break/>3. A turtle gets sick</text:p>
            <text:p text:style-name="P60"/>
            <text:p text:style-name="P60">4. No animals in zoo</text:p>
          </table:table-cell>
          <table:table-cell table:style-name="Table3.C2" office:value-type="string">
            <text:p text:style-name="P60">1. <text:span text:style-name="T38">As long as there is a penguin in the zoo, a penguin should be removed when it is chosen. If there are no penguins in the zoo, another random number is generated so another animal gets sick instead.</text:span></text:p>
            <text:p text:style-name="P60"/>
            <text:p text:style-name="P61">2. As long as there is a tiger in the zoo, a tiger <text:soft-page-break/>should be removed when it is chosen. If there are no tigers in the zoo, another random number is generated so another animal gets sick instead.</text:p>
            <text:p text:style-name="P61"/>
            <text:p text:style-name="P61">3. As long as there is a turtle in the zoo, a turtle should be removed when it is chosen. If there are no turtles in the zoo, another random number is generated so another animal gets sick instead.</text:p>
            <text:p text:style-name="P61"/>
            <text:p text:style-name="P61">4. A message stating there are no animals in the zoo should print and no animals are removed.</text:p>
          </table:table-cell>
        </table:table-row>
        <table:table-row table:style-name="Table3.11">
          <table:table-cell table:style-name="Table3.A2" office:value-type="string">
            <text:p text:style-name="P53">Boom</text:p>
          </table:table-cell>
          <table:table-cell table:style-name="Table3.A2" office:value-type="string">
            <text:p text:style-name="P62">RandomEvent() chooses a boom to happen.</text:p>
            <text:p text:style-name="P62"/>
            <text:p text:style-name="P62">1. No tigers in zoo</text:p>
            <text:p text:style-name="P62"/>
            <text:p text:style-name="P62">2. 1 tiger in zoo</text:p>
            <text:p text:style-name="P62"/>
            <text:p text:style-name="P62">3. 13 tigers in zoo</text:p>
          </table:table-cell>
          <table:table-cell table:style-name="Table3.C2" office:value-type="string">
            <text:p text:style-name="P62">1. A message should print out that there are no tigers in zoo for the user to receive a bonus for the boom. No bonus.</text:p>
            <text:p text:style-name="P62"/>
            <text:p text:style-name="P62">2. <text:span text:style-name="T39">Rand() should generate a number between 250 and 500. A statement should print out stating the number that was generated. The bonus amount should be added to bank account. Another statement should print saying bonus amount earned</text:span></text:p>
            <text:p text:style-name="P62"/>
            <text:p text:style-name="P63">3. Rand should generate a number between 250 and 500. A statement should print out stating the number that was generated. The number should then be multiplied by the number of tigers in the zoo(13 currently) and stored in the bonus variable. The bonus amount should be added to the bank account</text:p>
          </table:table-cell>
        </table:table-row>
        <table:table-row table:style-name="Table3.11">
          <table:table-cell table:style-name="Table3.A2" office:value-type="string">
            <text:p text:style-name="P53">Babies Born</text:p>
          </table:table-cell>
          <table:table-cell table:style-name="Table3.A2" office:value-type="string">
            <text:p text:style-name="P64">RandomEvent() chooses the babiesBorn event</text:p>
            <text:p text:style-name="P64"/>
            <text:p text:style-name="P64">1. There are no adult animals in zoo</text:p>
            <text:p text:style-name="P64"/>
            <text:p text:style-name="P64">2. Penguin is chosen to have babies</text:p>
            <text:p text:style-name="P64"/>
            <text:p text:style-name="P64">3. Tiger is chosen to have baby</text:p>
            <text:p text:style-name="P64"/>
            <text:p text:style-name="P64">4. Turtle is chosen to have babies</text:p>
          </table:table-cell>
          <table:table-cell table:style-name="Table3.C2" office:value-type="string">
            <text:p text:style-name="P64">1. <text:span text:style-name="T40">A statement should print informing the user that there are no adult animals able to have babies.</text:span></text:p>
            <text:p text:style-name="P64"/>
            <text:p text:style-name="P65">2. If there is an adult Penguin and it is chosen to have babies, 5 new babies should be added to the zoo. The age of the babies should be set to 0. If there is a penguin but not an adult, another animal will be chosen to have babies.</text:p>
            <text:p text:style-name="P65"/>
            <text:p text:style-name="P65">3. If there is an adult Tiger and it is chosen to have babies, 1 new baby should be added to the zoo. The age of the baby should be set to 0. If there is a tiger but not an adult, another animal will be chosen to have babies.</text:p>
            <text:p text:style-name="P65"/>
            <text:p text:style-name="P65">4. If there is an adult Turtle and it is chosen to have babies, 10 new babies should be added to the zoo. The age of the babies should be set to 0. If there is a turtle but not an adult, another animal will be chosen to have babies.</text:p>
          </table:table-cell>
        </table:table-row>
        <table:table-row table:style-name="Table3.11">
          <table:table-cell table:style-name="Table3.A2" office:value-type="string">
            <text:p text:style-name="P57">Buy Adult Penguin</text:p>
          </table:table-cell>
          <table:table-cell table:style-name="Table3.A2" office:value-type="string">
            <text:p text:style-name="P57">1. Buy pen<text:span text:style-name="T33">g</text:span>uin with 0 in account</text:p>
            <text:p text:style-name="P57"/>
            <text:p text:style-name="P57">2. Buy penguin with &gt; 100 in account</text:p>
          </table:table-cell>
          <table:table-cell table:style-name="Table3.C2" office:value-type="string">
            <text:p text:style-name="P57">1. User should not be allowed to purchase a penguin if they don’t have enough money</text:p>
            <text:p text:style-name="P57"/>
            <text:p text:style-name="P57">2. User should be able to purchase a penguin. A new <text:span text:style-name="T33">Penguin</text:span> object should be created. The <text:soft-page-break/>numpenguins variable should be incremented. The cost of a penguin should be taken out of the account. The age of the new penguin should be set to 3.</text:p>
          </table:table-cell>
        </table:table-row>
        <table:table-row table:style-name="Table3.11">
          <table:table-cell table:style-name="Table3.A2" office:value-type="string">
            <text:p text:style-name="P57">Buy Adult Tiger</text:p>
          </table:table-cell>
          <table:table-cell table:style-name="Table3.A2" office:value-type="string">
            <text:p text:style-name="P57">1. Buy tiger with 0 in account</text:p>
            <text:p text:style-name="P57"/>
            <text:p text:style-name="P57">2. Buy tiger with &gt; 100 in account</text:p>
          </table:table-cell>
          <table:table-cell table:style-name="Table3.C2" office:value-type="string">
            <text:p text:style-name="P57">1. User should not be allowed to purchase a tiger if they don’t have enough money</text:p>
            <text:p text:style-name="P57"/>
            <text:p text:style-name="P57">2. User should be able to purchase a tiger. A new <text:span text:style-name="T34">T</text:span>iger object should be created. The numtigers variable should be incremented. The cost of a tiger should be taken out of the account. The age of the new tiger should be set to 3.</text:p>
          </table:table-cell>
        </table:table-row>
        <table:table-row table:style-name="Table3.11">
          <table:table-cell table:style-name="Table3.A2" office:value-type="string">
            <text:p text:style-name="P57">Buy Adult Turtle</text:p>
          </table:table-cell>
          <table:table-cell table:style-name="Table3.A2" office:value-type="string">
            <text:p text:style-name="P57">1. Buy turtle with 0 in account</text:p>
            <text:p text:style-name="P57"/>
            <text:p text:style-name="P57">2. Buy turtle with &gt; 100 in account</text:p>
          </table:table-cell>
          <table:table-cell table:style-name="Table3.C2" office:value-type="string">
            <text:p text:style-name="P57">1. User should not be allowed to purchase a Turtle if they don’t have enough money</text:p>
            <text:p text:style-name="P57"/>
            <text:p text:style-name="P57">2. User should be able to purchase a turtle. A new <text:span text:style-name="T34">Turtle</text:span> object should be created. The numTurtles variable should be incremented. The cost of a turtle should be taken out of the account. The age of the new turtle should be set to 3.</text:p>
          </table:table-cell>
        </table:table-row>
        <table:table-row table:style-name="Table3.11">
          <table:table-cell table:style-name="Table3.A2" office:value-type="string">
            <text:p text:style-name="P52">Main Menu</text:p>
          </table:table-cell>
          <table:table-cell table:style-name="Table3.A2" office:value-type="string">
            <text:p text:style-name="P52">Press 1 to start building zoo</text:p>
          </table:table-cell>
          <table:table-cell table:style-name="Table3.C2" office:value-type="string">
            <text:p text:style-name="P52">1. Current balance should print on screen</text:p>
            <text:p text:style-name="P52">2. User is asked how many penguins they want to purchase (1 or 2)</text:p>
            <text:p text:style-name="P52">3. User is asked how many tigers they want to purchase (1 or 2)</text:p>
            <text:p text:style-name="P52">4. User is asked how many turtles they want to purchase (1 or 2)</text:p>
          </table:table-cell>
        </table:table-row>
        <table:table-row table:style-name="Table3.17">
          <table:table-cell table:style-name="Table3.A2" office:value-type="string">
            <text:p text:style-name="P52">Main Menu</text:p>
          </table:table-cell>
          <table:table-cell table:style-name="Table3.A2" office:value-type="string">
            <text:p text:style-name="P52">Press 2 to exit</text:p>
          </table:table-cell>
          <table:table-cell table:style-name="Table3.C2" office:value-type="string">
            <text:p text:style-name="P52">Program should exit</text:p>
          </table:table-cell>
        </table:table-row>
        <table:table-row table:style-name="Table3.11">
          <table:table-cell table:style-name="Table3.A2" office:value-type="string">
            <text:p text:style-name="P48">Screen Printing</text:p>
            <text:p text:style-name="P52">(Day loop)</text:p>
          </table:table-cell>
          <table:table-cell table:style-name="Table3.A2" office:value-type="string">
            <text:p text:style-name="P52">Each day, the screen should print the correct information in sequential order.</text:p>
          </table:table-cell>
          <table:table-cell table:style-name="Table3.C2" office:value-type="string">
            <text:p text:style-name="P48">1. <text:span text:style-name="T30">Day number should print out</text:span></text:p>
            <text:p text:style-name="P48">2. <text:span text:style-name="T30">Current account balance should print</text:span></text:p>
            <text:p text:style-name="P51">3. Zoo inventory should print</text:p>
            <text:p text:style-name="P51">4. Cost to feed zoo animals prints</text:p>
            <text:p text:style-name="P51">5. Random event prints</text:p>
            <text:p text:style-name="P51">6. Daily payout is displayed</text:p>
            <text:p text:style-name="P51">7. User asked to purchase adult</text:p>
            <text:p text:style-name="P51">8. End of day balance printed</text:p>
            <text:p text:style-name="P51">9. User asked to continue, quit</text:p>
          </table:table-cell>
        </table:table-row>
        <table:table-row table:style-name="Table3.11">
          <table:table-cell table:style-name="Table3.A2" office:value-type="string">
            <text:p text:style-name="P53">Purchase Adult Animal</text:p>
            <text:p text:style-name="P53">(Print Out)</text:p>
          </table:table-cell>
          <table:table-cell table:style-name="Table3.A2" office:value-type="string">
            <text:p text:style-name="P53">Choose to purchase a new adult animal at the end of the day</text:p>
          </table:table-cell>
          <table:table-cell table:style-name="Table3.C2" office:value-type="string">
            <text:p text:style-name="P53">1. Current account balance should show</text:p>
            <text:p text:style-name="P53">2. All animals with their associated cost should print</text:p>
            <text:p text:style-name="P53">3. Option not to purchase an animal should be shown</text:p>
            <text:p text:style-name="P53"/>
          </table:table-cell>
        </table:table-row>
        <table:table-row table:style-name="Table3.11">
          <table:table-cell table:style-name="Table3.A2" office:value-type="string">
            <text:p text:style-name="P56">Balance &lt;= 0</text:p>
          </table:table-cell>
          <table:table-cell table:style-name="Table3.A2" office:value-type="string">
            <text:p text:style-name="P56">Set bankBalance = 0</text:p>
          </table:table-cell>
          <table:table-cell table:style-name="Table3.C2" office:value-type="string">
            <text:p text:style-name="P56">At the end of the day, if the account balance is zero or negative, the game should end and user is notified they went bankrupt.</text:p>
          </table:table-cell>
        </table:table-row>
        <table:table-row table:style-name="Table3.11">
          <table:table-cell table:style-name="Table3.A2" office:value-type="string">
            <text:p text:style-name="P56">Balance <text:span text:style-name="T32">&gt;</text:span>= <text:span text:style-name="T32">50 million</text:span></text:p>
          </table:table-cell>
          <table:table-cell table:style-name="Table3.A2" office:value-type="string">
            <text:p text:style-name="P56">Set bankBalance = <text:span text:style-name="T32">50000000</text:span></text:p>
          </table:table-cell>
          <table:table-cell table:style-name="Table3.C2" office:value-type="string">
            <text:p text:style-name="P56">At the end of the day, if the account balance is <text:span text:style-name="T32">&gt;= 50000000</text:span>, the game should end and user is notified they went <text:span text:style-name="T32">into retirement</text:span>.</text:p>
          </table:table-cell>
        </table:table-row>
      </table:table>
      <text:p text:style-name="P82"><text:soft-page-break/></text:p>
      <text:p text:style-name="P18">Reflection:</text:p>
      <text:p text:style-name="P20"/>
      <text:p text:style-name="P24">When I first started working on this project, I found it to be somewhat easy. I felt the topics taught and used in this project were the same as the ones used in the dice game. I’m sure is a lot of overlap, but it was kind of a relief. I really struggled with the dice program, so it was kind of nice to understand everything that was going on in this project. It made it really easy for me to plan this assignment out and I really didn’t have any difficulty during <text:span text:style-name="T43">that process</text:span>. This does not mean it wasn’t time consuming though. I spent many, MANY hours on this project. It was really good practice and I feel like I am becoming proficient with c++, because of the 20-30 hours spent on these projects. That is how I learn the best though. Repetition, repetition, repetition. </text:p>
      <text:p text:style-name="P21"/>
      <text:p text:style-name="P25">Issues:</text:p>
      <text:p text:style-name="P25"/>
      <text:p text:style-name="P26">There were a couple issues I experienced while completing this assignment, and they both had to do with memory access. (SegFault). The first issue started to occur shortly after any of the animal counts hit 11. This immediately made me think the issue was coming from having to resize the array holding that animal’s pointers. <text:span text:style-name="T41">At first I couldn’t narrow it down, because the turtle went over 11, but the segfault happened when buying a tiger. I thought it had to be the same animal as the one with the array resized. It took me a bit longer to realize that when my array was being resized, I was deleting the animal(tiger, penguin, or turtle) objects and not just the old pointer arrays. I was still trying to reference the objects that were deleted, so this is where the segfault came from. I fixed the array resizing code and the issue went away. I sure was happy after figuring that out.</text:span></text:p>
      <text:p text:style-name="P25"/>
      <text:p text:style-name="P27">The second time I started to see the segfault was shortly after I began to implement the extra credit that writes to a file and then reads from the file. I was able to write the messages to the output file just fine, but I was having a difficult time getting the message to print to the screen correctly. The content <text:span text:style-name="T42">of the output </text:span>was okay, the formatting was off. I tried a couple different ways to alter the way the text printed, but nothing was quite right. I started searching online and got deep into read buffers and other c-string related functions that were over my head. I tried to implement a read buffer on ifstream( rdbuff()), and it printed the file to the console perfectly. The formatting was on point and I felt like a genius. I then quit the program and got the segfault. The error message was too cryptic for me to even begin narrowing down the cause, but I knew that it had to be the read buffer. It was the only think I had changed in an otherwise perfectly working program. I went back to the drawing board and came up with the solution you see now to write/read the messages for the program. If I had more time, I may have researched the topic more and made the read buffer solution work. Good learning experience for me.</text:p>
      <text:p text:style-name="P22"/>
      <text:p text:style-name="P22">Changes:</text:p>
      <text:p text:style-name="P23"/>
      <text:p text:style-name="P78">The first iteration of my program did not include Animal pointers to the Penguin, Tiger and Turtle objects. I started with arrays of pointers <text:span text:style-name="T44">that matched the type of object it was pointing to. Both methods worked just fine, but I soon found out that the specifications of the program required the base class pointer to be pointing to the objects. It was an easy fix. I had the classes setup correctly, so I just had to go type in Animal** in place of the Turtle** Tiger** and Penguin**. Not a big change, but I thought I would mention it.</text:span></text:p>
      <text:p text:style-name="P25"/>
      <text:p text:style-name="P79">Another change that I made later in the assignment was creating a function that checks to see if each animal type has an adult that can have babies. I originally included this process in the babyBorn function that was called by the randomEvent function, but the function was getting too long and complicated. By separating the “checking” and “doing” portion of that function, the code <text:span text:style-name="T45">is</text:span> easier to read and follow. </text:p>
      <text:p text:style-name="P25"/>
      <text:p text:style-name="P80">I decided to add an endOfDay function to my program to reset some of the variables back to a null or zero value. There are a few variables in my program that hold important values specific to that day. Animals are added and removed each day, so many of the functions rely on the variables to tell them the current state of a specific attribute. I have these variables reset at the end of each day so they can be calculated fresh the next day. </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18:21.878769293</meta:creation-date>
    <dc:date>2019-04-28T15:44:50.330840299</dc:date>
    <meta:editing-duration>PT3H47M6S</meta:editing-duration>
    <meta:editing-cycles>81</meta:editing-cycles>
    <meta:generator>LibreOffice/6.1.4.2$Linux_X86_64 LibreOffice_project/10$Build-2</meta:generator>
    <meta:document-statistic meta:table-count="7" meta:image-count="0" meta:object-count="0" meta:page-count="10" meta:paragraph-count="375" meta:word-count="4152" meta:character-count="22181" meta:non-whitespace-character-count="18467"/>
  </office:meta>
</office:document-meta>
</file>